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8" manifest:media-type=""/>
  <manifest:file-entry manifest:full-path="ObjectReplacements/Object 49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" style:family="paragraph" style:parent-style-name="Footer">
      <style:text-properties officeooo:paragraph-rsid="030c4d7d"/>
    </style:style>
    <style:style style:name="P3" style:family="paragraph" style:parent-style-name="Footer">
      <style:text-properties officeooo:rsid="00178920" officeooo:paragraph-rsid="00178920"/>
    </style:style>
    <style:style style:name="P4" style:family="paragraph" style:parent-style-name="Footer">
      <style:text-properties officeooo:paragraph-rsid="00c384cf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8" style:family="paragraph" style:parent-style-name="Footer">
      <style:text-properties officeooo:paragraph-rsid="002aa84d"/>
    </style:style>
    <style:style style:name="P39" style:family="paragraph" style:parent-style-name="Footer">
      <style:paragraph-properties fo:text-align="start" style:justify-single-word="false"/>
      <style:text-properties officeooo:paragraph-rsid="0211dd7e"/>
    </style:style>
    <style:style style:name="P40" style:family="paragraph" style:parent-style-name="Footer">
      <style:paragraph-properties fo:text-align="start" style:justify-single-word="false"/>
      <style:text-properties officeooo:paragraph-rsid="00d4df5c"/>
    </style:style>
    <style:style style:name="P41" style:family="paragraph" style:parent-style-name="Footer">
      <style:text-properties officeooo:rsid="0242edd8" officeooo:paragraph-rsid="0242edd8"/>
    </style:style>
    <style:style style:name="P42" style:family="paragraph" style:parent-style-name="Footer">
      <style:text-properties officeooo:paragraph-rsid="008d016c"/>
    </style:style>
    <style:style style:name="P43" style:family="paragraph" style:parent-style-name="Footer">
      <style:text-properties officeooo:paragraph-rsid="010f7046"/>
    </style:style>
    <style:style style:name="P44" style:family="paragraph" style:parent-style-name="Footer">
      <style:text-properties officeooo:paragraph-rsid="01120261"/>
    </style:style>
    <style:style style:name="P45" style:family="paragraph" style:parent-style-name="Footer">
      <style:paragraph-properties fo:text-align="end" style:justify-single-word="false"/>
      <style:text-properties officeooo:paragraph-rsid="00d4df5c"/>
    </style:style>
    <style:style style:name="P46" style:family="paragraph" style:parent-style-name="Footer">
      <style:text-properties officeooo:paragraph-rsid="00d4df5c"/>
    </style:style>
    <style:style style:name="P47" style:family="paragraph" style:parent-style-name="Footer">
      <style:text-properties officeooo:paragraph-rsid="00863005"/>
    </style:style>
    <style:style style:name="P48" style:family="paragraph" style:parent-style-name="Footer">
      <style:text-properties officeooo:paragraph-rsid="00a59a60"/>
    </style:style>
    <style:style style:name="P49" style:family="paragraph" style:parent-style-name="Footer">
      <style:text-properties officeooo:paragraph-rsid="004274bc"/>
    </style:style>
    <style:style style:name="P50" style:family="paragraph" style:parent-style-name="Footer">
      <style:text-properties officeooo:paragraph-rsid="00d8520c"/>
    </style:style>
    <style:style style:name="P51" style:family="paragraph" style:parent-style-name="Footer">
      <style:text-properties officeooo:rsid="001f8a2d" officeooo:paragraph-rsid="00bd36bc"/>
    </style:style>
    <style:style style:name="P52" style:family="paragraph" style:parent-style-name="Footer">
      <style:text-properties officeooo:rsid="001f8a2d" officeooo:paragraph-rsid="002b33ed"/>
    </style:style>
    <style:style style:name="P53" style:family="paragraph" style:parent-style-name="Footer">
      <style:text-properties officeooo:rsid="011350d1" officeooo:paragraph-rsid="011350d1"/>
    </style:style>
    <style:style style:name="P54" style:family="paragraph" style:parent-style-name="Footer">
      <style:text-properties officeooo:rsid="0096b4e2" officeooo:paragraph-rsid="0096b4e2"/>
    </style:style>
    <style:style style:name="P55" style:family="paragraph" style:parent-style-name="Footer">
      <style:text-properties officeooo:paragraph-rsid="0096b4e2"/>
    </style:style>
    <style:style style:name="P56" style:family="paragraph" style:parent-style-name="Footer">
      <style:text-properties officeooo:paragraph-rsid="02a682f9"/>
    </style:style>
    <style:style style:name="P57" style:family="paragraph" style:parent-style-name="Header">
      <style:paragraph-properties fo:margin-left="0cm" fo:margin-right="0cm" fo:text-indent="0cm" style:auto-text-indent="false"/>
    </style:style>
    <style:style style:name="P5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P5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4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6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66" style:family="paragraph" style:parent-style-name="_5f_Header_20_G_20_page_20_paire_20__28_G_29_">
      <style:paragraph-properties fo:text-align="start" style:justify-single-word="false"/>
    </style:style>
    <style:style style:name="P67" style:family="paragraph" style:parent-style-name="_5f_Header_20_G_20_page_20_paire_20__28_G_29_">
      <style:text-properties officeooo:paragraph-rsid="0334a5b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2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3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5" style:family="paragraph" style:parent-style-name="Header">
      <style:paragraph-properties fo:text-align="start" style:justify-single-word="false"/>
      <style:text-properties officeooo:paragraph-rsid="0211dd7e"/>
    </style:style>
    <style:style style:name="P76" style:family="paragraph" style:parent-style-name="Header">
      <style:paragraph-properties fo:text-align="start" style:justify-single-word="false"/>
      <style:text-properties officeooo:paragraph-rsid="0289fb01"/>
    </style:style>
    <style:style style:name="P77" style:family="paragraph" style:parent-style-name="Header">
      <style:paragraph-properties fo:text-align="start" style:justify-single-word="false"/>
      <style:text-properties officeooo:paragraph-rsid="02a56131"/>
    </style:style>
    <style:style style:name="P78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9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0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1" style:family="paragraph" style:parent-style-name="Header">
      <style:paragraph-properties fo:text-align="center" style:justify-single-word="false"/>
      <style:text-properties officeooo:paragraph-rsid="00ab054e"/>
    </style:style>
    <style:style style:name="P82" style:family="paragraph" style:parent-style-name="Header">
      <style:paragraph-properties fo:text-align="center" style:justify-single-word="false"/>
      <style:text-properties officeooo:paragraph-rsid="00c10aa6"/>
    </style:style>
    <style:style style:name="P8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4" style:family="paragraph" style:parent-style-name="_5f_Header_20_D_20_page_20_impaire_20__28_D_29_">
      <style:text-properties officeooo:paragraph-rsid="01a13e78"/>
    </style:style>
    <style:style style:name="P85" style:family="paragraph" style:parent-style-name="_5f_Header_20_G_20_page_20_impaire_20__28_D_29_">
      <style:text-properties officeooo:paragraph-rsid="01259ec2"/>
    </style:style>
    <style:style style:name="P86" style:family="paragraph" style:parent-style-name="_5f_Header_20_G_20_page_20_impaire_20__28_D_29_">
      <style:text-properties officeooo:paragraph-rsid="00c87b35"/>
    </style:style>
    <style:style style:name="P87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8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P101" style:family="paragraph" style:parent-style-name="Footer">
      <style:text-properties officeooo:paragraph-rsid="031d9e5d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paire_20__28_G_29_"/>
    <style:style style:name="P105" style:family="paragraph" style:parent-style-name="_5f_Footer_20_page_20_paire_20__28_G_29_">
      <style:text-properties fo:font-size="9pt" style:font-size-asian="9pt" style:font-size-complex="9pt"/>
    </style:style>
    <style:style style:name="P10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7" style:family="paragraph" style:parent-style-name="_5f_Paragraphe_5f_Réponse_5f_Pointillés_5f_Grisés" style:list-style-name="_5f_Numérotation_20_des_20_exercices"/>
    <style:style style:name="P108" style:family="paragraph" style:parent-style-name="_5f_Paragraphe_5f_avec_5f_Num_5f_Question" style:list-style-name="_5f_Numérotation_20_des_20_exercices"/>
    <style:style style:name="P109" style:family="paragraph" style:parent-style-name="_5f_Premier_5f_Titre_5f_Exercices_5f_avec_5f_Num_5f_Exo_5f_sans_5f_Titre" style:master-page-name="_31__5f_4_5f_SERIE_5f_G_5f_GAUCHE_5f_ET_5f_DROITE_5f_2COL">
      <style:paragraph-properties style:page-number="239" fo:break-before="auto" fo:break-after="auto"/>
    </style:style>
    <style:style style:name="P110" style:family="paragraph">
      <style:paragraph-properties fo:text-align="center"/>
    </style:style>
    <style:style style:name="P11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d7e12c"/>
    </style:style>
    <style:style style:name="P11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1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19" style:family="paragraph">
      <loext:graphic-properties draw:fill="solid" draw:fill-color="#7fb241"/>
    </style:style>
    <style:style style:name="P120" style:family="paragraph">
      <loext:graphic-properties draw:fill="solid" draw:fill-color="#1ca2b8"/>
    </style:style>
    <style:style style:name="P121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d62e4e"/>
    </style:style>
    <style:style style:name="P1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7fb24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style:paragraph-properties fo:margin-left="0cm" fo:margin-right="0cm" fo:margin-top="0cm" fo:margin-bottom="0cm" fo:line-height="100%" fo:text-indent="0cm"/>
    </style:style>
    <style:style style:name="P1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29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3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1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Bitstream Vera Sans4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32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33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34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35" style:family="paragraph">
      <loext:graphic-properties draw:fill="none" draw:fill-color="#0000ff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7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8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4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T3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T4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T5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T6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T7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T8" style:family="text">
      <style:text-properties fo:font-variant="small-caps" fo:color="#1ca2b8" loext:opacity="100%" style:font-name="Bitstream Vera Sans2" fo:font-size="16pt" fo:font-style="normal" fo:text-shadow="none" fo:font-weight="bold" officeooo:rsid="031d9e5d"/>
    </style:style>
    <style:style style:name="T9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37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38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39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0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T54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T55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T56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T57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T58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T59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T60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T61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T62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T63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4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5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6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7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8" style:family="text">
      <style:text-properties fo:font-variant="small-caps" fo:color="#9d0f89" loext:opacity="100%" style:font-name="Bitstream Vera Sans" fo:font-size="16pt" fo:font-weight="bold" officeooo:rsid="01a13e78"/>
    </style:style>
    <style:style style:name="T69" style:family="text">
      <style:text-properties fo:font-variant="small-caps" officeooo:rsid="0054f64f"/>
    </style:style>
    <style:style style:name="T70" style:family="text">
      <style:text-properties fo:font-variant="small-caps" officeooo:rsid="0096b4e2"/>
    </style:style>
    <style:style style:name="T71" style:family="text">
      <style:text-properties fo:font-variant="small-caps" officeooo:rsid="00a847d5"/>
    </style:style>
    <style:style style:name="T72" style:family="text">
      <style:text-properties fo:font-variant="small-caps" officeooo:rsid="007d7a6f"/>
    </style:style>
    <style:style style:name="T73" style:family="text">
      <style:text-properties fo:font-variant="small-caps" officeooo:rsid="00990660"/>
    </style:style>
    <style:style style:name="T74" style:family="text">
      <style:text-properties fo:font-variant="small-caps" officeooo:rsid="00b5d2d1"/>
    </style:style>
    <style:style style:name="T75" style:family="text">
      <style:text-properties fo:font-variant="small-caps" officeooo:rsid="00b6801f"/>
    </style:style>
    <style:style style:name="T7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31d9e5d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officeooo:rsid="0315af39"/>
    </style:style>
    <style:style style:name="T151" style:family="text">
      <style:text-properties officeooo:rsid="0334a5be"/>
    </style:style>
    <style:style style:name="T152" style:family="text">
      <style:text-properties officeooo:rsid="005a3fa8"/>
    </style:style>
    <style:style style:name="T153" style:family="text">
      <style:text-properties officeooo:rsid="00415f3a"/>
    </style:style>
    <style:style style:name="T154" style:family="text">
      <style:text-properties officeooo:rsid="00386ebd"/>
    </style:style>
    <style:style style:name="T155" style:family="text">
      <style:text-properties officeooo:rsid="008d016c"/>
    </style:style>
    <style:style style:name="T156" style:family="text">
      <style:text-properties officeooo:rsid="01fe03f2"/>
    </style:style>
    <style:style style:name="T157" style:family="text">
      <style:text-properties officeooo:rsid="010c4d3a"/>
    </style:style>
    <style:style style:name="T158" style:family="text">
      <style:text-properties officeooo:rsid="00b6801f"/>
    </style:style>
    <style:style style:name="T159" style:family="text">
      <style:text-properties fo:font-size="16pt" style:font-size-asian="16pt" style:font-size-complex="16pt"/>
    </style:style>
    <style:style style:name="T160" style:family="text">
      <style:text-properties officeooo:rsid="01f8729d"/>
    </style:style>
    <style:style style:name="T161" style:family="text">
      <style:text-properties officeooo:rsid="01b6dc57"/>
    </style:style>
    <style:style style:name="T162" style:family="text">
      <style:text-properties officeooo:rsid="00b5d2d1"/>
    </style:style>
    <style:style style:name="T163" style:family="text">
      <style:text-properties officeooo:rsid="015f088a"/>
    </style:style>
    <style:style style:name="T164" style:family="text">
      <style:text-properties officeooo:rsid="0160d7ef"/>
    </style:style>
    <style:style style:name="T165" style:family="text">
      <style:text-properties officeooo:rsid="02735980"/>
    </style:style>
    <style:style style:name="T166" style:family="text">
      <style:text-properties officeooo:rsid="02757f12"/>
    </style:style>
    <style:style style:name="T167" style:family="text">
      <style:text-properties officeooo:rsid="0272f9e5"/>
    </style:style>
    <style:style style:name="T168" style:family="text">
      <style:text-properties officeooo:rsid="026ec296"/>
    </style:style>
    <style:style style:name="T169" style:family="text">
      <style:text-properties officeooo:rsid="0268e0aa"/>
    </style:style>
    <style:style style:name="T170" style:family="text">
      <style:text-properties officeooo:rsid="0072f07f"/>
    </style:style>
    <style:style style:name="T171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72" style:family="text">
      <style:text-properties officeooo:rsid="014407b5"/>
    </style:style>
    <style:style style:name="T173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4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5" style:family="text">
      <style:text-properties officeooo:rsid="00a59a60"/>
    </style:style>
    <style:style style:name="T176" style:family="text">
      <style:text-properties officeooo:rsid="00a4cf55"/>
    </style:style>
    <style:style style:name="T177" style:family="text">
      <style:text-properties officeooo:rsid="009e3fdd"/>
    </style:style>
    <style:style style:name="T178" style:family="text">
      <style:text-properties officeooo:rsid="0096b4e2"/>
    </style:style>
    <style:style style:name="T179" style:family="text">
      <style:text-properties officeooo:rsid="0032e83a"/>
    </style:style>
    <style:style style:name="T180" style:family="text">
      <style:text-properties officeooo:rsid="002b33ed"/>
    </style:style>
    <style:style style:name="T181" style:family="text">
      <style:text-properties officeooo:rsid="00a59037"/>
    </style:style>
    <style:style style:name="T182" style:family="text"/>
    <style:style style:name="T183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184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18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color="#000000" loext:opacity="100%" style:text-outline="false" style:text-line-through-style="none" style:text-line-through-type="none" style:text-position="0% 100%" style:font-name="Bitstream Vera Sans4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T187" style:family="text">
      <style:text-properties fo:color="#000000" loext:opacity="100%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18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4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7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0.8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1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4" style:family="graphic">
      <style:graphic-properties style:run-through="foreground"/>
    </style:style>
    <style:style style:name="gr25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7fb241" draw:textarea-horizontal-align="justify" draw:textarea-vertical-align="middle" draw:auto-grow-height="false" fo:min-height="1.983cm" fo:min-width="1.734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2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cm" fo:min-width="0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7fb241" draw:textarea-horizontal-align="justify" draw:textarea-vertical-align="middle" draw:auto-grow-height="false" fo:min-height="1.984cm" fo:min-width="1.734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solid" svg:stroke-width="0.041cm" svg:stroke-color="#7fb241" draw:marker-start="" draw:marker-start-width="0.062cm" draw:marker-start-center="false" draw:marker-end="" draw:marker-end-width="0.062cm" draw:marker-end-center="false" draw:fill="none" draw:fill-color="#99ccff" draw:textarea-horizontal-align="justify" draw:textarea-vertical-align="middle" draw:auto-grow-height="false" fo:min-height="2.812cm" fo:min-width="2.568cm" fo:padding-top="0.146cm" fo:padding-bottom="0.146cm" fo:padding-left="0.27cm" fo:padding-right="0.27cm" draw:shadow="hidden" draw:shadow-offset-x="0.3cm" draw:shadow-offset-y="0.3cm" draw:shadow-color="#808080" style:run-through="background"/>
    </style:style>
    <style:style style:name="gr34" style:family="graphic">
      <style:graphic-properties draw:stroke="solid" draw:stroke-dash="Dashed_20__28_var_29__20_5666" svg:stroke-width="0.041cm" svg:stroke-color="#7fb241" draw:marker-start="" draw:marker-start-width="0.062cm" draw:marker-start-center="false" draw:marker-end="" draw:marker-end-width="0.06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" style:family="graphic">
      <style:graphic-properties draw:stroke="solid" draw:stroke-dash="Dashed_20__28_var_29__20_5667" svg:stroke-width="0.041cm" svg:stroke-color="#7fb241" draw:marker-start="" draw:marker-start-width="0.062cm" draw:marker-start-center="false" draw:marker-end="" draw:marker-end-width="0.06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" style:family="graphic">
      <style:graphic-properties draw:stroke="none" draw:stroke-dash="Dashed_20__28_var_29__20_5668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4cm" fo:min-width="0.863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7" style:family="graphic">
      <style:graphic-properties draw:stroke="solid" draw:stroke-dash="Dashed_20__28_var_29__20_5669" svg:stroke-width="0.041cm" svg:stroke-color="#7fb241" draw:marker-start="" draw:marker-start-width="0.062cm" draw:marker-start-center="false" draw:marker-end="" draw:marker-end-width="0.06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" style:family="graphic">
      <style:graphic-properties draw:stroke="solid" draw:stroke-dash="Dashed_20__28_var_29__20_5670" svg:stroke-width="0.041cm" svg:stroke-color="#7fb241" draw:marker-start="" draw:marker-start-width="0.062cm" draw:marker-start-center="false" draw:marker-end="" draw:marker-end-width="0.06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solid" draw:stroke-dash="Dashed_20__28_var_29__20_5671" svg:stroke-width="0.041cm" svg:stroke-color="#7fb241" draw:marker-start="" draw:marker-start-width="0.062cm" draw:marker-start-center="false" draw:marker-end="" draw:marker-end-width="0.06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none" draw:stroke-dash="Dashed_20__28_var_29__20_5672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42cm" fo:min-width="0.3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1" style:family="graphic">
      <style:graphic-properties draw:stroke="none" draw:stroke-dash="Dashed_20__28_var_29__20_5673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42cm" fo:min-width="0.3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2" style:family="graphic">
      <style:graphic-properties draw:stroke="none" draw:stroke-dash="Dashed_20__28_var_29__20_5674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3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3" style:family="graphic">
      <style:graphic-properties draw:stroke="none" draw:stroke-dash="Dashed_20__28_var_29__20_5675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3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4" style:family="graphic">
      <style:graphic-properties draw:stroke="none" draw:stroke-dash="Dashed_20__28_var_29__20_5676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56cm" fo:min-width="0.3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5" style:family="graphic">
      <style:graphic-properties draw:stroke="none" draw:stroke-dash="Dashed_20__28_var_29__20_5677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43cm" fo:min-width="0.3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6" style:family="graphic">
      <style:graphic-properties draw:stroke="solid" draw:stroke-dash="Dashed_20__28_var_29__20_5655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" style:family="graphic">
      <style:graphic-properties draw:stroke="solid" draw:stroke-dash="Dashed_20__28_var_29__20_5655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solid" draw:stroke-dash="Dashed_20__28_var_29__20_5656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solid" draw:stroke-dash="Dashed_20__28_var_29__20_5657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" style:family="graphic">
      <style:graphic-properties draw:stroke="solid" draw:stroke-dash="Dashed_20__28_var_29__20_5658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1" style:family="graphic">
      <style:graphic-properties draw:stroke="solid" draw:stroke-dash="Dashed_20__28_var_29__20_5659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solid" draw:stroke-dash="Dashed_20__28_var_29__20_5660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solid" draw:stroke-dash="Dashed_20__28_var_29__20_5661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4" style:family="graphic">
      <style:graphic-properties draw:stroke="solid" draw:stroke-dash="Dashed_20__28_var_29__20_5662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5" style:family="graphic">
      <style:graphic-properties draw:stroke="solid" draw:stroke-dash="Dashed_20__28_var_29__20_5663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6" style:family="graphic">
      <style:graphic-properties draw:stroke="solid" draw:stroke-dash="Dashed_20__28_var_29__20_5664" svg:stroke-width="0.018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7" style:family="graphic">
      <style:graphic-properties draw:stroke="solid" draw:stroke-dash="Dashed_20__28_var_29__20_5665" svg:stroke-width="0.018cm" svg:stroke-color="#000000" draw:marker-start="" draw:marker-start-width="0.062cm" draw:marker-start-center="false" draw:marker-end="" draw:marker-end-width="0.06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8" style:family="graphic">
      <style:graphic-properties draw:stroke="solid" svg:stroke-width="0.019cm" svg:stroke-color="#de9ad5" draw:marker-start="" draw:marker-start-width="0.192cm" draw:marker-start-center="false" draw:marker-end="" draw:marker-end-width="0.192cm" draw:marker-end-center="false" draw:fill="none" draw:fill-color="#0000ff" draw:opacity="5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9" style:family="graphic">
      <style:graphic-properties draw:stroke="solid" draw:stroke-dash="Dashed_20__28_var_29__20_5599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0" style:family="graphic">
      <style:graphic-properties draw:stroke="none" draw:stroke-dash="Dashed_20__28_var_29__20_560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7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1" style:family="graphic">
      <style:graphic-properties draw:stroke="none" draw:stroke-dash="Dashed_20__28_var_29__20_5601" svg:stroke-width="0.019cm" svg:stroke-color="#de9ad5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32cm" fo:min-width="0.50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2" style:family="graphic">
      <style:graphic-properties draw:stroke="solid" svg:stroke-width="0.041cm" svg:stroke-color="#9d0f89" draw:marker-start="" draw:marker-start-width="0.252cm" draw:marker-start-center="false" draw:marker-end="" draw:marker-end-width="0.252cm" draw:marker-end-center="false" draw:fill="solid" draw:fill-color="#99ccff" draw:textarea-horizontal-align="center" draw:textarea-vertical-align="middle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63" style:family="graphic">
      <style:graphic-properties draw:stroke="solid" draw:stroke-dash="Dashed_20__28_var_29__20_5602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solid" draw:stroke-dash="Dashed_20__28_var_29__20_5603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solid" draw:stroke-dash="Dashed_20__28_var_29__20_5604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none" draw:stroke-dash="Dashed_20__28_var_29__20_560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6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7" style:family="graphic">
      <style:graphic-properties draw:stroke="none" draw:stroke-dash="Dashed_20__28_var_29__20_560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77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8" style:family="graphic">
      <style:graphic-properties draw:stroke="none" draw:stroke-dash="Dashed_20__28_var_29__20_560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0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9" style:family="graphic">
      <style:graphic-properties draw:stroke="none" draw:stroke-dash="Dashed_20__28_var_29__20_560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0" style:family="graphic">
      <style:graphic-properties draw:stroke="none" draw:stroke-dash="Dashed_20__28_var_29__20_5609" svg:stroke-width="0.019cm" svg:stroke-color="#de9ad5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32cm" fo:min-width="0.50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211" draw:name="Shape2_2" draw:style-name="gr12" draw:text-style-name="P117" svg:width="3.918cm" svg:height="1.031cm" draw:transform="rotate (0.0876155284501153) translate (0.137583333333333cm 0.342194444444444cm)">
        <draw:text-box>
          <text:p text:style-name="P110"><text:span text:style-name="T183">Fiche supplémentaire</text:span></text:p>
        </draw:text-box>
      </draw:frame>
      <draw:frame text:anchor-type="page" text:anchor-page-number="1" draw:z-index="210" draw:name="Shape2_4" draw:style-name="gr12" draw:text-style-name="P117" svg:width="3.918cm" svg:height="1.031cm" draw:transform="rotate (0.0876155284501153) translate (0.137583333333333cm 0.342194444444444cm)">
        <draw:text-box>
          <text:p text:style-name="P110"><text:span text:style-name="T183">Fiche supplémentaire</text:span></text:p>
        </draw:text-box>
      </draw:frame>
      <draw:frame text:anchor-type="page" text:anchor-page-number="2" draw:z-index="8" draw:name="Shape2_0" draw:style-name="gr19" draw:text-style-name="P118" svg:width="3.857cm" svg:height="0.803cm" draw:transform="rotate (0.0872664625997165) translate (0.500944444444444cm 1.44109722222222cm)">
        <draw:text-box>
          <text:p text:style-name="P110"><text:span text:style-name="T184">Série 4</text:span></text:p>
        </draw:text-box>
      </draw:frame>
      <draw:frame text:anchor-type="page" text:anchor-page-number="1" draw:z-index="7" draw:name="Shape2_1" draw:style-name="gr19" draw:text-style-name="P118" svg:width="3.857cm" svg:height="0.803cm" draw:transform="rotate (0.0872664625997165) translate (0.500944444444444cm 1.44109722222222cm)">
        <draw:text-box>
          <text:p text:style-name="P110"><text:span text:style-name="T184">Série 4</text:span></text:p>
        </draw:text-box>
      </draw:frame>
      <draw:g text:anchor-type="page" text:anchor-page-number="2" draw:z-index="6" draw:name="Shape4_2" draw:style-name="gr20">
        <draw:path draw:style-name="gr9" draw:text-style-name="P114" svg:width="0.859cm" svg:height="1.247cm" svg:x="1.192cm" svg:y="28.552cm" svg:viewBox="0 0 860 1248" svg:d="M860 1248h-860v-1055c0-106 79-193 176-193h507c97 0 177 87 177 193z">
          <text:p/>
        </draw:path>
      </draw:g>
      <draw:g text:anchor-type="page" text:anchor-page-number="1" draw:z-index="5" draw:name="Shape4_5" draw:style-name="gr20">
        <draw:path draw:style-name="gr9" draw:text-style-name="P114" svg:width="0.859cm" svg:height="1.247cm" svg:x="19.965cm" svg:y="28.455cm" svg:viewBox="0 0 860 1248" svg:d="M860 1248h-860v-1055c0-106 79-193 176-193h507c97 0 177 87 177 193z">
          <text:p/>
        </draw:path>
      </draw:g>
      <draw:path text:anchor-type="page" text:anchor-page-number="1" draw:z-index="4" draw:name="Shape1_3" draw:style-name="gr21" draw:text-style-name="P120" svg:width="4.329cm" svg:height="2.24cm" svg:x="-0.064cm" svg:y="0.001cm" svg:viewBox="0 0 4330 2241" svg:d="M0 2241l3984-288c209-15 363-168 345-342l-170-1611h-4159z">
        <text:p/>
      </draw:path>
      <draw:path text:anchor-type="page" text:anchor-page-number="2" draw:z-index="0" draw:name="Shape1_2" draw:style-name="gr21" draw:text-style-name="P120" svg:width="4.329cm" svg:height="2.24cm" svg:x="-0.064cm" svg:y="0.001cm" svg:viewBox="0 0 4330 2241" svg:d="M0 2241l3984-288c209-15 363-168 345-342l-170-1611h-4159z">
        <text:p/>
      </draw:path>
      <text:list xml:id="list2794317530" text:style-name="_5f_Numérotation_20_des_20_exercices">
        <text:list-item text:start-value="1">
          <text:h text:style-name="P109" text:outline-level="1" text:restart-numbering="true" text:start-value="1"><draw:g text:anchor-type="char" draw:z-index="1" draw:name="Shape8_4" draw:style-name="gr22"><draw:ellipse draw:style-name="gr58" draw:text-style-name="P135" svg:width="0.932cm" svg:height="0.927cm" svg:x="6.348cm" svg:y="2.187cm" draw:kind="section" draw:start-angle="105.12" draw:end-angle="140.16"><text:p/></draw:ellipse><draw:ellipse draw:style-name="gr58" draw:text-style-name="P135" svg:width="1.071cm" svg:height="1.059cm" svg:x="6.279cm" svg:y="2.118cm" draw:kind="section" draw:start-angle="-219.84" draw:end-angle="-166.84"><text:p/></draw:ellipse><draw:circle draw:style-name="gr58" draw:text-style-name="P135" svg:width="0.983cm" svg:height="0.981cm" svg:x="6.318cm" svg:y="2.157cm" draw:kind="section" draw:start-angle="-219.84" draw:end-angle="-166.84"><text:p/></draw:circle><draw:circle draw:style-name="gr58" draw:text-style-name="P135" svg:width="1.071cm" svg:height="1.071cm" svg:x="6.278cm" svg:y="2.113cm" draw:kind="section" draw:start-angle="52.17" draw:end-angle="105.12"><text:p/></draw:circle><draw:ellipse draw:style-name="gr58" draw:text-style-name="P135" svg:width="0.99cm" svg:height="0.983cm" svg:x="6.322cm" svg:y="2.157cm" draw:kind="section" draw:start-angle="52.17" draw:end-angle="105.12"><text:p/></draw:ellipse><draw:line draw:style-name="gr59" draw:text-style-name="P136" svg:x1="4.555cm" svg:y1="3.3cm" svg:x2="4.498cm" svg:y2="3.056cm"><text:p/></draw:line><draw:frame draw:style-name="gr60" draw:text-style-name="P137" svg:width="0.276cm" svg:height="0.414cm" svg:x="6.863cm" svg:y="2.649cm"><draw:text-box><text:p text:style-name="P130"><text:span text:style-name="T188">D</text:span></text:p></draw:text-box></draw:frame><draw:frame draw:style-name="gr61" draw:text-style-name="P138" svg:width="0.505cm" svg:height="0.332cm" svg:x="6.787cm" svg:y="1.82cm"><draw:text-box><text:p text:style-name="P130"><text:span text:style-name="T189">53°</text:span></text:p></draw:text-box></draw:frame><draw:line draw:style-name="gr62" draw:text-style-name="P139" svg:x1="2.822cm" svg:y1="3.582cm" svg:x2="6.815cm" svg:y2="2.65cm"><text:p/></draw:line><draw:line draw:style-name="gr62" draw:text-style-name="P139" svg:x1="6.814cm" svg:y1="2.648cm" svg:x2="4.64cm" svg:y2="0.831cm"><text:p/></draw:line><draw:line draw:style-name="gr62" draw:text-style-name="P139" svg:x1="6.811cm" svg:y1="2.649cm" svg:x2="6.141cm" svg:y2="0.171cm"><text:p/></draw:line><draw:line draw:style-name="gr62" draw:text-style-name="P139" svg:x1="6.814cm" svg:y1="2.647cm" svg:x2="7.69cm" svg:y2="1.519cm"><text:p/></draw:line><draw:line draw:style-name="gr63" draw:text-style-name="P136" svg:x1="5.781cm" svg:y1="1.943cm" svg:x2="5.942cm" svg:y2="1.75cm"><text:p/></draw:line><draw:line draw:style-name="gr64" draw:text-style-name="P136" svg:x1="7.632cm" svg:y1="1.793cm" svg:x2="7.434cm" svg:y2="1.639cm"><text:p/></draw:line><draw:line draw:style-name="gr65" draw:text-style-name="P136" svg:x1="6.432cm" svg:y1="0.727cm" svg:x2="6.189cm" svg:y2="0.792cm"><text:p/></draw:line><draw:frame draw:style-name="gr66" draw:text-style-name="P137" svg:width="0.269cm" svg:height="0.414cm" svg:x="4.351cm" svg:y="2.707cm"><draw:text-box><text:p text:style-name="P130"><text:span text:style-name="T188">H</text:span></text:p></draw:text-box></draw:frame><draw:frame draw:style-name="gr67" draw:text-style-name="P137" svg:width="0.278cm" svg:height="0.414cm" svg:x="5.755cm" svg:y="1.402cm"><draw:text-box><text:p text:style-name="P130"><text:span text:style-name="T188">G</text:span></text:p></draw:text-box></draw:frame><draw:frame draw:style-name="gr68" draw:text-style-name="P137" svg:width="0.207cm" svg:height="0.414cm" svg:x="6.385cm" svg:y="0.36cm"><draw:text-box><text:p text:style-name="P130"><text:span text:style-name="T188">F</text:span></text:p></draw:text-box></draw:frame><draw:frame draw:style-name="gr69" draw:text-style-name="P137" svg:width="0.227cm" svg:height="0.414cm" svg:x="7.57cm" svg:y="1.797cm"><draw:text-box><text:p text:style-name="P130"><text:span text:style-name="T188">E</text:span></text:p></draw:text-box></draw:frame><draw:frame draw:style-name="gr70" draw:text-style-name="P138" svg:width="0.505cm" svg:height="0.332cm" svg:x="6.149cm" svg:y="1.868cm"><draw:text-box><text:p text:style-name="P130"><text:span text:style-name="T189">35°</text:span></text:p></draw:text-box></draw:frame></draw:g><text:span text:style-name="Character_5f_20_5f_style">Calcule en justifiant.</text:span></text:h>
        </text:list-item>
      </text:list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704339493" text:style-name="_5f_Numérotation_20_des_20_exercices">
        <text:list-item>
          <text:list>
            <text:list-item text:start-value="1">
              <text:p text:style-name="_5f_Paragraphe_5f_avec_5f_Num_5f_Question"><text:span text:style-name="Character_5f_20_5f_style">la mesure de l’angle </text:span><text:span text:style-name="Character_5f_20_5f_style"><draw:frame draw:style-name="fr5" draw:name="Objet23" text:anchor-type="as-char" svg:y="-0.376cm" svg:width="0.937cm" svg:height="0.459cm" draw:z-index="9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Character_5f_20_5f_style"><text:s/>:</text:span></text:p>
            </text:list-item>
          </text:list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list text:continue-numbering="true">
            <text:list-item>
              <text:p text:style-name="P108"><text:span text:style-name="_5f_Caractères">la mesure de l’angle </text:span><text:span text:style-name="_5f_Caractères"><draw:frame draw:style-name="fr5" draw:name="Objet24" text:anchor-type="as-char" svg:y="-0.376cm" svg:width="0.956cm" svg:height="0.459cm" draw:z-index="10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_5f_Caractères"><text:s/>:</text:span></text:p>
            </text:list-item>
          </text:list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</text:list-item>
      </text:list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list xml:id="list222926474856718" text:continue-list="list2794317530" text:style-name="_5f_Numérotation_20_des_20_exercices">
        <text:list-item>
          <text:h text:style-name="_5f_Titre_5f_Exercices_5f_sans_5f_Titre" text:outline-level="1"><text:span text:style-name="Character_5f_20_5f_style">Le quadrilatère MNOP est un carré et les triangles POY et NOZ sont équilatéraux.</text:span></text:h>
        </text:list-item>
      </text:list>
      <text:h text:style-name="_5f_Paragraphe" text:outline-level="1"><draw:g text:anchor-type="char" draw:z-index="2" draw:name="Shape11_1" draw:style-name="gr32"><draw:custom-shape draw:style-name="gr33" draw:text-style-name="P128" svg:width="3.109cm" svg:height="3.105cm" svg:x="0.933cm" svg:y="0.406cm"><text:p/><draw:enhanced-geometry svg:viewBox="0 0 21600 21600" draw:mirror-horizontal="false" draw:mirror-vertical="false" draw:type="rectangle" draw:enhanced-path="M 0 0 L 21600 0 21600 21600 0 21600 0 0 Z N"/></draw:custom-shape><draw:g draw:style-name="gr24"><draw:line draw:style-name="gr34" draw:text-style-name="P129" svg:x1="2.483cm" svg:y1="0.813cm" svg:x2="0.929cm" svg:y2="3.504cm"><text:p/></draw:line><draw:line draw:style-name="gr35" draw:text-style-name="P129" svg:x1="2.483cm" svg:y1="0.813cm" svg:x2="4.036cm" svg:y2="3.504cm"><text:p/></draw:line></draw:g><draw:frame draw:style-name="gr36" draw:text-style-name="P131" svg:width="0.863cm" svg:height="0.341cm" svg:x="5.636cm" svg:y="1.771cm"><draw:text-box><text:p text:style-name="P130"><text:span text:style-name="T186">60° <text:s text:c="3"/></text:span></text:p></draw:text-box></draw:frame><draw:g draw:style-name="gr24"><draw:line draw:style-name="gr37" draw:text-style-name="P129" svg:x1="4.038cm" svg:y1="0.415cm" svg:x2="4.038cm" svg:y2="3.509cm"><text:p/></draw:line><draw:line draw:style-name="gr38" draw:text-style-name="P129" svg:x1="6.745cm" svg:y1="1.962cm" svg:x2="4.041cm" svg:y2="0.415cm"><text:p/></draw:line><draw:line draw:style-name="gr39" draw:text-style-name="P129" svg:x1="6.745cm" svg:y1="1.963cm" svg:x2="4.041cm" svg:y2="3.509cm"><text:p/></draw:line></draw:g><draw:frame draw:style-name="gr40" draw:text-style-name="P132" svg:width="0.327cm" svg:height="0.542cm" svg:x="0.69cm" svg:y="-0.021cm"><draw:text-box><text:p text:style-name="P130"><text:span text:style-name="T187">M</text:span></text:p></draw:text-box></draw:frame><draw:frame draw:style-name="gr41" draw:text-style-name="P132" svg:width="0.327cm" svg:height="0.542cm" svg:x="3.861cm" svg:y="-0.019cm"><draw:text-box><text:p text:style-name="P130"><text:span text:style-name="T187">N</text:span></text:p></draw:text-box></draw:frame><draw:frame draw:style-name="gr42" draw:text-style-name="P132" svg:width="0.327cm" svg:height="0.414cm" svg:x="0.69cm" svg:y="3.574cm"><draw:text-box><text:p text:style-name="P130"><text:span text:style-name="T187">P</text:span></text:p></draw:text-box></draw:frame><draw:frame draw:style-name="gr43" draw:text-style-name="P132" svg:width="0.325cm" svg:height="0.414cm" svg:x="3.872cm" svg:y="3.577cm"><draw:text-box><text:p text:style-name="P130"><text:span text:style-name="T187">O</text:span></text:p></draw:text-box></draw:frame><draw:frame draw:style-name="gr44" draw:text-style-name="P132" svg:width="0.325cm" svg:height="0.556cm" svg:x="2.371cm" svg:y="0.406cm"><draw:text-box><text:p text:style-name="P130"><text:span text:style-name="T187">Y</text:span></text:p></draw:text-box></draw:frame><draw:frame draw:style-name="gr45" draw:text-style-name="P132" svg:width="0.327cm" svg:height="0.544cm" svg:x="6.864cm" svg:y="1.655cm"><draw:text-box><text:p text:style-name="P130"><text:span text:style-name="T187">Z</text:span></text:p></draw:text-box></draw:frame><draw:g draw:style-name="gr24"><draw:circle draw:style-name="gr46" draw:text-style-name="P133" svg:width="0.981cm" svg:height="0.981cm" svg:x="0.429cm" svg:y="3.03cm" draw:kind="arc" draw:start-angle="0.41" draw:end-angle="60.89"><text:p/></draw:circle><draw:ellipse draw:style-name="gr47" draw:text-style-name="P134" svg:width="0.14cm" svg:height="0.142cm" svg:x="1.276cm" svg:y="3.2cm"><text:p/></draw:ellipse></draw:g><draw:g draw:style-name="gr24"><draw:circle draw:style-name="gr48" draw:text-style-name="P133" svg:width="0.983cm" svg:height="0.983cm" draw:transform="skewX (-0.00174532925199434) rotate (2.0929988389916) translate (3.86820833333333cm 4.17336111111111cm)" draw:kind="arc" draw:start-angle="0.41" draw:end-angle="60.89"><text:p/></draw:circle><draw:ellipse draw:style-name="gr49" draw:text-style-name="P134" svg:width="0.142cm" svg:height="0.144cm" draw:transform="rotate (2.09614043164519) translate (3.59304166666667cm 3.35668055555556cm)"><text:p/></draw:ellipse></draw:g><draw:g draw:style-name="gr24"><draw:circle draw:style-name="gr50" draw:text-style-name="P133" svg:width="0.981cm" svg:height="0.983cm" draw:transform="skewX (0.00174532925199423) rotate (-2.0938715036176) translate (3.14501388888889cm 0.654402777777778cm)" draw:kind="arc" draw:start-angle="0.41" draw:end-angle="60.89"><text:p/></draw:circle><draw:circle draw:style-name="gr51" draw:text-style-name="P134" svg:width="0.142cm" svg:height="0.142cm" draw:transform="skewX (0.0125663706143592) rotate (-2.09614043164519) translate (2.57351388888889cm 1.29998611111111cm)"><text:p/></draw:circle></draw:g><draw:g draw:style-name="gr24"><draw:circle draw:style-name="gr52" draw:text-style-name="P133" svg:width="0.983cm" svg:height="0.983cm" draw:transform="rotate (0.524645973149495) translate (3.37961111111111cm 3.32140277777778cm)" draw:kind="arc" draw:start-angle="0.41" draw:end-angle="60.89"><text:p/></draw:circle><draw:ellipse draw:style-name="gr53" draw:text-style-name="P134" svg:width="0.14cm" svg:height="0.144cm" draw:transform="rotate (0.514523063487928) translate (4.19805555555556cm 3.04447222222222cm)"><text:p/></draw:ellipse></draw:g><draw:g draw:style-name="gr24"><draw:ellipse draw:style-name="gr54" draw:text-style-name="P133" svg:width="0.985cm" svg:height="0.983cm" draw:transform="skewX (-0.00174532925199439) rotate (2.61781934506629) translate (6.93384722222222cm 2.63701388888889cm)" draw:kind="arc" draw:start-angle="0.41" draw:end-angle="60.89"><text:p/></draw:ellipse><draw:ellipse draw:style-name="gr55" draw:text-style-name="P134" svg:width="0.144cm" svg:height="0.142cm" draw:transform="skewX (-0.0125663706143592) rotate (2.62253173404668) translate (6.2865cm 2.06551388888889cm)"><text:p/></draw:ellipse></draw:g><draw:g draw:style-name="gr24"><draw:circle draw:style-name="gr56" draw:text-style-name="P133" svg:width="0.983cm" svg:height="0.983cm" draw:transform="rotate (-1.5707963267949) translate (4.53143055555556cm -0.0652638888888889cm)" draw:kind="arc" draw:start-angle="0.41" draw:end-angle="60.89"><text:p/></draw:circle><draw:circle draw:style-name="gr57" draw:text-style-name="P134" svg:width="0.14cm" svg:height="0.14cm" draw:transform="rotate (-1.5707963267949) translate (4.36033333333333cm 0.783166666666667cm)"><text:p/></draw:circle></draw:g></draw:g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222927236549608" text:continue-list="list704339493" text:style-name="_5f_Numérotation_20_des_20_exercices">
        <text:list-item>
          <text:list>
            <text:list-item text:start-value="1">
              <text:p text:style-name="_5f_Paragraphe_5f_avec_5f_Num_5f_Question"><text:span text:style-name="Character_5f_20_5f_style">Quelle est la mesure de l’angle </text:span><text:span text:style-name="Character_5f_20_5f_style"><draw:frame draw:style-name="fr5" draw:name="Objet27" text:anchor-type="as-char" svg:y="-0.376cm" svg:width="1.007cm" svg:height="0.459cm" draw:z-index="1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Character_5f_20_5f_style"><text:s/>? Justifie.</text:span></text:p>
            </text:list-item>
          </text:list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list text:continue-numbering="true">
            <text:list-item>
              <text:p text:style-name="P108"><text:span text:style-name="Character_5f_20_5f_style">Quelle est la mesure de l’angle </text:span><text:span text:style-name="Character_5f_20_5f_style"><draw:frame draw:style-name="fr5" draw:name="Objet25" text:anchor-type="as-char" svg:y="-0.381cm" svg:width="0.953cm" svg:height="0.464cm" draw:z-index="1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Character_5f_20_5f_style"><text:s/>? Justifie.</text:span></text:p>
            </text:list-item>
          </text:list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list text:continue-numbering="true">
            <text:list-item>
              <text:p text:style-name="P108"><text:span text:style-name="Character_5f_20_5f_style">Quelle est la mesure de l’angle </text:span><text:span text:style-name="Character_5f_20_5f_style"><draw:frame draw:style-name="fr5" draw:name="Objet26" text:anchor-type="as-char" svg:y="-0.381cm" svg:width="0.931cm" svg:height="0.464cm" draw:z-index="1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Character_5f_20_5f_style"><text:s/>? Justifie.</text:span></text:p>
            </text:list-item>
          </text:list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list text:continue-numbering="true">
            <text:list-item>
              <text:p text:style-name="P108"><text:span text:style-name="Character_5f_20_5f_style">Quelle est la nature du triangle YOZ ? Justifie.</text:span></text:p>
            </text:list-item>
          </text:list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list text:continue-numbering="true">
            <text:list-item>
              <text:p text:style-name="P108"><text:span text:style-name="_5f_Caractères">Comment semblent-être les points M, Y et Z ? (On ne te demande aucune justification)</text:span></text:p>
            </text:list-item>
          </text:list>
          <text:p text:style-name="P107"><text:span text:style-name="_5f_pointillés_20_gris">…………………………………………………………………</text:span></text:p>
        </text:list-item>
      </text:list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list xml:id="list222926459745520" text:continue-list="list222926474856718" text:style-name="_5f_Numérotation_20_des_20_exercices">
        <text:list-item>
          <text:h text:style-name="_5f_Titre_5f_Exercices_5f_sans_5f_Titre" text:outline-level="1"><text:soft-page-break/><text:span text:style-name="_5f_Caractères">P</text:span><text:span text:style-name="Character_5f_20_5f_style">armi les angles de sommet A, la mesure de certains peut être obtenue en observant la figure, d’autres en faisant un calcul.</text:span></text:h>
        </text:list-item>
      </text:list>
      <text:h text:style-name="_5f_Paragraphe" text:outline-level="1"><draw:g text:anchor-type="char" draw:z-index="3" draw:name="Shape78" draw:style-name="gr22"><draw:line draw:style-name="gr23" draw:text-style-name="P123" svg:x1="4.38cm" svg:y1="7.544cm" svg:x2="7.38cm" svg:y2="7.544cm"><text:p/></draw:line><draw:line draw:style-name="gr23" draw:text-style-name="P123" svg:x1="0.767cm" svg:y1="0.409cm" svg:x2="6.714cm" svg:y2="2.987cm"><text:p/></draw:line><draw:line draw:style-name="gr23" draw:text-style-name="P123" svg:x1="4.382cm" svg:y1="7.546cm" svg:x2="0.767cm" svg:y2="0.409cm"><text:p/></draw:line><draw:line draw:style-name="gr23" draw:text-style-name="P123" svg:x1="4.38cm" svg:y1="1.979cm" svg:x2="7.38cm" svg:y2="7.547cm"><text:p/></draw:line><draw:g draw:style-name="gr24"><draw:custom-shape draw:style-name="gr25" draw:text-style-name="P124" svg:width="2.285cm" svg:height="2.283cm" draw:transform="rotate (-2.02301113598663) translate (5.91079166666667cm 7.01675cm)"><text:p/><draw:enhanced-geometry draw:glue-point-type="segments" draw:type="mso-spt100" draw:modifiers="-178.744815657237 154.05366969079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6" draw:text-style-name="P125" svg:width="0.101cm" svg:height="0.101cm" svg:x="7.32cm" svg:y="7.4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7" draw:text-style-name="P127" svg:width="0.228cm" svg:height="0.625cm" svg:x="4.279cm" svg:y="1.344cm"><draw:text-box><text:p text:style-name="P126"><text:span text:style-name="T185">C</text:span></text:p></draw:text-box></draw:frame><draw:custom-shape draw:style-name="gr26" draw:text-style-name="P125" svg:width="0.1cm" svg:height="0.101cm" svg:x="4.345cm" svg:y="7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3" draw:text-style-name="P123" svg:x1="4.38cm" svg:y1="1.975cm" svg:x2="4.38cm" svg:y2="7.544cm"><text:p/></draw:line><draw:custom-shape draw:style-name="gr26" draw:text-style-name="P125" svg:width="0.101cm" svg:height="0.101cm" svg:x="4.32cm" svg:y="1.9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7" draw:text-style-name="P127" svg:width="0.227cm" svg:height="0.625cm" svg:x="7.481cm" svg:y="7.521cm"><draw:text-box><text:p text:style-name="P126"><text:span text:style-name="T185">B</text:span></text:p></draw:text-box></draw:frame><draw:frame draw:style-name="gr28" draw:text-style-name="P127" svg:width="0.227cm" svg:height="0.623cm" svg:x="4.154cm" svg:y="7.446cm"><draw:text-box><text:p text:style-name="P126"><text:span text:style-name="T185">A</text:span></text:p></draw:text-box></draw:frame><draw:line draw:style-name="gr23" draw:text-style-name="P123" svg:x1="4.38cm" svg:y1="7.543cm" svg:x2="6.712cm" svg:y2="2.984cm"><text:p/></draw:line><draw:custom-shape draw:style-name="gr26" draw:text-style-name="P125" svg:width="0.101cm" svg:height="0.101cm" svg:x="6.641cm" svg:y="2.9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25" svg:width="0.1cm" svg:height="0.101cm" svg:x="0.715cm" svg:y="0.3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7" draw:text-style-name="P127" svg:width="0.227cm" svg:height="0.625cm" svg:x="6.781cm" svg:y="2.521cm"><draw:text-box><text:p text:style-name="P126"><text:span text:style-name="T185">E</text:span></text:p></draw:text-box></draw:frame><draw:frame draw:style-name="gr27" draw:text-style-name="P127" svg:width="0.227cm" svg:height="0.625cm" svg:x="0.554cm" svg:y="-0.155cm"><draw:text-box><text:p text:style-name="P126"><text:span text:style-name="T185">D</text:span></text:p></draw:text-box></draw:frame><draw:frame draw:style-name="gr27" draw:text-style-name="P127" svg:width="0.227cm" svg:height="0.625cm" svg:x="6.054cm" svg:y="4.345cm"><draw:text-box><text:p text:style-name="P126"><text:span text:style-name="T185">F</text:span></text:p></draw:text-box></draw:frame><draw:custom-shape draw:style-name="gr26" draw:text-style-name="P125" svg:width="0.101cm" svg:height="0.101cm" svg:x="5.789cm" svg:y="4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123" svg:width="0.301cm" svg:height="0.301cm" svg:x="4.38cm" svg:y="7.245cm"><text:p/><draw:enhanced-geometry svg:viewBox="0 0 21600 21600" draw:type="rectangle" draw:enhanced-path="M 0 0 L 21600 0 21600 21600 0 21600 0 0 Z N"/></draw:custom-shape><draw:custom-shape draw:style-name="gr30" draw:text-style-name="P124" svg:width="2.285cm" svg:height="2.285cm" draw:transform="rotate (-2.02301113598663) translate (5.91608333333333cm 7.01145833333333cm)"><text:p/><draw:enhanced-geometry draw:glue-point-type="segments" draw:type="mso-spt100" draw:modifiers="153.807296331747 126.85870269102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23" draw:text-style-name="P123" svg:x1="4.092cm" svg:y1="6.304cm" svg:x2="4.173cm" svg:y2="6.621cm"><text:p/></draw:line><draw:line draw:style-name="gr23" draw:text-style-name="P123" svg:x1="4.641cm" svg:y1="6.304cm" svg:x2="4.58cm" svg:y2="6.645cm"><text:p/></draw:line><draw:frame draw:style-name="gr28" draw:text-style-name="P127" svg:width="0.227cm" svg:height="0.623cm" svg:x="6.041cm" svg:y="4.359cm"><draw:text-box><text:p text:style-name="P126"><text:span text:style-name="T185">F</text:span></text:p></draw:text-box></draw:frame><draw:line draw:style-name="gr23" draw:text-style-name="P123" svg:x1="4.631cm" svg:y1="6.318cm" svg:x2="4.57cm" svg:y2="6.659cm"><text:p/></draw:line><draw:frame draw:style-name="gr31" draw:text-style-name="P127" svg:width="1.126cm" svg:height="0.997cm" svg:x="4.301cm" svg:y="5.636cm"><draw:text-box><text:p text:style-name="P126"><text:span text:style-name="T185">27°</text:span></text:p></draw:text-box></draw:frame></draw:g></draw:g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222926479791988" text:continue-list="list222927236549608" text:style-name="_5f_Numérotation_20_des_20_exercices">
        <text:list-item>
          <text:list>
            <text:list-item text:start-value="1">
              <text:p text:style-name="_5f_Paragraphe_5f_avec_5f_Num_5f_Question"><text:span text:style-name="Character_5f_20_5f_style">Donne la mesure de ces six angles en indiquant la méthode utilisée.</text:span></text:p>
            </text:list-item>
          </text:list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p text:style-name="P107"><text:span text:style-name="_5f_pointillés_20_gris">…………………………………………………………………</text:span></text:p>
          <text:list text:continue-numbering="true">
            <text:list-item>
              <text:p text:style-name="_5f_Paragraphe_5f_avec_5f_Num_5f_Question"><text:span text:style-name="Character_5f_20_5f_style">Que peut-on dire de la droite (AC) ?</text:span></text:p>
            </text:list-item>
          </text:list>
          <text:p text:style-name="P107"><text:span text:style-name="_5f_pointillés_20_gris">…………………………………………………………………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348" draw:display-name="Dashed (var) 10348" draw:style="rect" draw:dots1="1" draw:dots1-length="0.006cm" draw:dots2="1" draw:dots2-length="0.006cm" draw:distance="0.006cm"/>
    <draw:stroke-dash draw:name="Dashed_20__28_var_29__20_10349" draw:display-name="Dashed (var) 10349" draw:style="rect" draw:dots1="1" draw:dots1-length="0.006cm" draw:dots2="1" draw:dots2-length="0.006cm" draw:distance="0.006cm"/>
    <draw:stroke-dash draw:name="Dashed_20__28_var_29__20_10350" draw:display-name="Dashed (var) 10350" draw:style="rect" draw:dots1="1" draw:dots1-length="0.006cm" draw:dots2="1" draw:dots2-length="0.006cm" draw:distance="0.006cm"/>
    <draw:stroke-dash draw:name="Dashed_20__28_var_29__20_10351" draw:display-name="Dashed (var) 10351" draw:style="rect" draw:dots1="1" draw:dots1-length="0.006cm" draw:dots2="1" draw:dots2-length="0.006cm" draw:distance="0.006cm"/>
    <draw:stroke-dash draw:name="Dashed_20__28_var_29__20_10352" draw:display-name="Dashed (var) 10352" draw:style="rect" draw:dots1="1" draw:dots1-length="0.006cm" draw:dots2="1" draw:dots2-length="0.006cm" draw:distance="0.006cm"/>
    <draw:stroke-dash draw:name="Dashed_20__28_var_29__20_10353" draw:display-name="Dashed (var) 10353" draw:style="rect" draw:dots1="1" draw:dots1-length="0.006cm" draw:dots2="1" draw:dots2-length="0.006cm" draw:distance="0.006cm"/>
    <draw:stroke-dash draw:name="Dashed_20__28_var_29__20_10354" draw:display-name="Dashed (var) 10354" draw:style="rect" draw:dots1="1" draw:dots1-length="0.006cm" draw:dots2="1" draw:dots2-length="0.006cm" draw:distance="0.006cm"/>
    <draw:stroke-dash draw:name="Dashed_20__28_var_29__20_10355" draw:display-name="Dashed (var) 10355" draw:style="rect" draw:dots1="1" draw:dots1-length="0.006cm" draw:dots2="1" draw:dots2-length="0.006cm" draw:distance="0.006cm"/>
    <draw:stroke-dash draw:name="Dashed_20__28_var_29__20_10356" draw:display-name="Dashed (var) 10356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4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_20_G" style:display-name="Frame G" style:family="graphic" style:parent-style-name="Frame">
      <style:graphic-properties svg:width="4.098cm" fo:min-height="0.651cm" svg:x="0cm" svg:y="-0.42cm" fo:margin-left="0cm" fo:margin-right="0cm" fo:margin-top="0cm" fo:margin-bottom="0cm" style:vertical-pos="from-top" style:vertical-rel="paragraph" style:horizontal-pos="left" style:horizontal-rel="page-content" fo:background-color="transparent" draw:fill="none" draw:fill-color="#729fcf" fo:padding-left="0.101cm" fo:padding-right="0.101cm" fo:padding-top="0.049cm" fo:padding-bottom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8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 style:parent-style-name="Footer">
      <style:text-properties officeooo:paragraph-rsid="030c4d7d"/>
    </style:style>
    <style:style style:name="MP4" style:family="paragraph" style:parent-style-name="Footer">
      <style:text-properties officeooo:paragraph-rsid="031d9e5d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0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11" style:family="paragraph" style:parent-style-name="_5f_Header_20_G_20_page_20_paire_20__28_G_29_">
      <style:paragraph-properties fo:text-align="start" style:justify-single-word="false"/>
    </style:style>
    <style:style style:name="MP12" style:family="paragraph" style:parent-style-name="_5f_Header_20_G_20_page_20_paire_20__28_G_29_">
      <style:text-properties officeooo:paragraph-rsid="0334a5be"/>
    </style:style>
    <style:style style:name="MP13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1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Footer">
      <style:text-properties officeooo:paragraph-rsid="002aa84d"/>
    </style:style>
    <style:style style:name="MP16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17" style:family="paragraph">
      <loext:graphic-properties draw:fill="solid" draw:fill-color="#7fb241"/>
    </style:style>
    <style:style style:name="MP1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1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MP20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2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2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MP25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26" style:family="paragraph" style:parent-style-name="Header">
      <style:paragraph-properties fo:text-align="start" style:justify-single-word="false"/>
      <style:text-properties officeooo:paragraph-rsid="0211dd7e"/>
    </style:style>
    <style:style style:name="MP27" style:family="paragraph" style:parent-style-name="Footer">
      <style:paragraph-properties fo:text-align="start" style:justify-single-word="false"/>
      <style:text-properties officeooo:paragraph-rsid="0211dd7e"/>
    </style:style>
    <style:style style:name="MP28" style:family="paragraph" style:parent-style-name="Footer">
      <style:text-properties officeooo:rsid="0242edd8" officeooo:paragraph-rsid="0242edd8"/>
    </style:style>
    <style:style style:name="MP29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30" style:family="paragraph" style:parent-style-name="Footer">
      <style:text-properties officeooo:paragraph-rsid="008d016c"/>
    </style:style>
    <style:style style:name="MP31" style:family="paragraph" style:parent-style-name="Header">
      <style:paragraph-properties fo:margin-left="0cm" fo:margin-right="0cm" fo:text-indent="0cm" style:auto-text-indent="false"/>
    </style:style>
    <style:style style:name="MP32" style:family="paragraph" style:parent-style-name="Footer">
      <style:text-properties officeooo:paragraph-rsid="010f7046"/>
    </style:style>
    <style:style style:name="MP33" style:family="paragraph" style:parent-style-name="Footer">
      <style:text-properties officeooo:paragraph-rsid="01120261"/>
    </style:style>
    <style:style style:name="MP3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35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3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38" style:family="paragraph" style:parent-style-name="_5f_Header_20_D_20_page_20_impaire_20__28_D_29_">
      <style:text-properties officeooo:paragraph-rsid="01a13e78"/>
    </style:style>
    <style:style style:name="MP39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1" style:family="paragraph" style:parent-style-name="Header">
      <style:paragraph-properties fo:text-align="center" style:justify-single-word="false"/>
      <style:text-properties officeooo:paragraph-rsid="00ab054e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 style:parent-style-name="Footer">
      <style:paragraph-properties fo:text-align="end" style:justify-single-word="false"/>
      <style:text-properties officeooo:paragraph-rsid="00d4df5c"/>
    </style:style>
    <style:style style:name="MP45" style:family="paragraph" style:parent-style-name="Footer">
      <style:paragraph-properties fo:text-align="start" style:justify-single-word="false"/>
      <style:text-properties officeooo:paragraph-rsid="00d4df5c"/>
    </style:style>
    <style:style style:name="MP46" style:family="paragraph" style:parent-style-name="_5f_Header_20_G_20_page_20_impaire_20__28_D_29_">
      <style:text-properties officeooo:paragraph-rsid="01259ec2"/>
    </style:style>
    <style:style style:name="MP47" style:family="paragraph" style:parent-style-name="_5f_Header_20_G_20_page_20_paire_20__28_G_29_">
      <style:text-properties officeooo:paragraph-rsid="00eb2abc"/>
    </style:style>
    <style:style style:name="MP48" style:family="paragraph" style:parent-style-name="_5f_Footer_20_page_20_paire_20__28_G_29_">
      <style:text-properties fo:font-size="9pt" style:font-size-asian="9pt" style:font-size-complex="9pt"/>
    </style:style>
    <style:style style:name="MP49" style:family="paragraph" style:parent-style-name="_5f_Header_20_N_20_page_20_impaire_20__28_D_29_">
      <style:paragraph-properties fo:text-align="start" style:justify-single-word="false"/>
    </style:style>
    <style:style style:name="MP50" style:family="paragraph" style:parent-style-name="Footer">
      <style:text-properties officeooo:paragraph-rsid="00d4df5c"/>
    </style:style>
    <style:style style:name="MP5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52" style:family="paragraph">
      <loext:graphic-properties draw:fill="solid" draw:fill-color="#d7e12c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5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MP55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5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MP57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5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P5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6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MP61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MP63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68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69" style:family="paragraph" style:parent-style-name="Footer">
      <style:text-properties officeooo:paragraph-rsid="00863005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7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7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74" style:family="paragraph" style:parent-style-name="_5f_Header_20_N_20_page_20_impaire_20__28_D_29_">
      <style:text-properties officeooo:rsid="0277791e" officeooo:paragraph-rsid="0277791e"/>
    </style:style>
    <style:style style:name="MP75" style:family="paragraph" style:parent-style-name="_5f_Header_20_N_20_page_20_impaire_20__28_D_29_">
      <style:text-properties officeooo:rsid="027aa87d" officeooo:paragraph-rsid="027aa87d"/>
    </style:style>
    <style:style style:name="M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M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78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7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MP80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2" style:family="paragraph" style:parent-style-name="_5f_Header_20_G_20_page_20_impaire_20__28_D_29_">
      <style:text-properties officeooo:paragraph-rsid="00c87b35"/>
    </style:style>
    <style:style style:name="MP83" style:family="paragraph" style:parent-style-name="Footer">
      <style:text-properties officeooo:paragraph-rsid="00a59a60"/>
    </style:style>
    <style:style style:name="MP84" style:family="paragraph" style:parent-style-name="Footer">
      <style:text-properties officeooo:paragraph-rsid="004274bc"/>
    </style:style>
    <style:style style:name="MP8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88" style:family="paragraph" style:parent-style-name="Footer">
      <style:text-properties officeooo:paragraph-rsid="00d8520c"/>
    </style:style>
    <style:style style:name="MP89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90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9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92" style:family="paragraph" style:parent-style-name="Header">
      <style:paragraph-properties fo:text-align="start" style:justify-single-word="false"/>
      <style:text-properties officeooo:paragraph-rsid="0289fb01"/>
    </style:style>
    <style:style style:name="MP93" style:family="paragraph" style:parent-style-name="Header">
      <style:paragraph-properties fo:text-align="center" style:justify-single-word="false"/>
      <style:text-properties officeooo:paragraph-rsid="00c10aa6"/>
    </style:style>
    <style:style style:name="MP94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MT2" style:family="text">
      <style:text-properties fo:font-variant="small-caps" fo:color="#1ca2b8" loext:opacity="100%" style:font-name="Bitstream Vera Sans2" fo:font-size="16pt" fo:font-style="normal" fo:text-shadow="none" fo:font-weight="bold" officeooo:rsid="031d9e5d"/>
    </style:style>
    <style:style style:name="MT3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6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7" style:family="text">
      <style:text-properties fo:text-transform="uppercase" fo:color="#808080" loext:opacity="100%" style:font-name="Bitstream Vera Sans" fo:font-size="9pt" officeooo:rsid="031d9e5d" fo:background-color="transparent" loext:char-shading-value="0"/>
    </style:style>
    <style:style style:name="MT8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9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11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MT12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3" style:family="text">
      <style:text-properties officeooo:rsid="0315af39"/>
    </style:style>
    <style:style style:name="MT14" style:family="text">
      <style:text-properties officeooo:rsid="0334a5be"/>
    </style:style>
    <style:style style:name="MT15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MT1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7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8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MT19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20" style:family="text">
      <style:text-properties officeooo:rsid="005a3fa8"/>
    </style:style>
    <style:style style:name="MT21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22" style:family="text">
      <style:text-properties officeooo:rsid="00415f3a"/>
    </style:style>
    <style:style style:name="MT23" style:family="text">
      <style:text-properties officeooo:rsid="00386ebd"/>
    </style:style>
    <style:style style:name="MT24" style:family="text">
      <style:text-properties officeooo:rsid="008d016c"/>
    </style:style>
    <style:style style:name="MT25" style:family="text">
      <style:text-properties officeooo:rsid="01fe03f2"/>
    </style:style>
    <style:style style:name="MT26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27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28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29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30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31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33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34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35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37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38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39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40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41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4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4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44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45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4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47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51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52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53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MT54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MT55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56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MT5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58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61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62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63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64" style:family="text">
      <style:text-properties fo:font-variant="small-caps" fo:color="#9d0f89" loext:opacity="100%" style:font-name="Bitstream Vera Sans" fo:font-size="16pt" fo:font-weight="bold" officeooo:rsid="01a13e78"/>
    </style:style>
    <style:style style:name="MT65" style:family="text">
      <style:text-properties officeooo:rsid="00b6801f"/>
    </style:style>
    <style:style style:name="MT66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7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68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9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72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73" style:family="text">
      <style:text-properties fo:font-size="16pt" style:font-size-asian="16pt" style:font-size-complex="16pt"/>
    </style:style>
    <style:style style:name="MT74" style:family="text"/>
    <style:style style:name="MT75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76" style:family="text">
      <style:text-properties officeooo:rsid="01f8729d"/>
    </style:style>
    <style:style style:name="MT77" style:family="text">
      <style:text-properties officeooo:rsid="01b6dc57"/>
    </style:style>
    <style:style style:name="MT78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79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82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8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84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85" style:family="text">
      <style:text-properties officeooo:rsid="00b5d2d1"/>
    </style:style>
    <style:style style:name="MT86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87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8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91" style:family="text">
      <style:text-properties officeooo:rsid="015f088a"/>
    </style:style>
    <style:style style:name="MT92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9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94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96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MT97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MT99" style:family="text">
      <style:text-properties officeooo:rsid="0160d7ef"/>
    </style:style>
    <style:style style:name="MT100" style:family="text">
      <style:text-properties officeooo:rsid="02735980"/>
    </style:style>
    <style:style style:name="MT101" style:family="text">
      <style:text-properties officeooo:rsid="02757f12"/>
    </style:style>
    <style:style style:name="MT102" style:family="text">
      <style:text-properties officeooo:rsid="0272f9e5"/>
    </style:style>
    <style:style style:name="MT103" style:family="text">
      <style:text-properties officeooo:rsid="026ec296"/>
    </style:style>
    <style:style style:name="MT104" style:family="text">
      <style:text-properties officeooo:rsid="0268e0aa"/>
    </style:style>
    <style:style style:name="MT105" style:family="text">
      <style:text-properties officeooo:rsid="0072f07f"/>
    </style:style>
    <style:style style:name="MT106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107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MT108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109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10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MT111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112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13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14" style:family="text">
      <style:text-properties officeooo:rsid="014407b5"/>
    </style:style>
    <style:style style:name="MT115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MT11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18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19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MT120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21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22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23" style:family="text">
      <style:text-properties officeooo:rsid="00a59a60"/>
    </style:style>
    <style:style style:name="MT124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25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28" style:family="text">
      <style:text-properties fo:font-variant="small-caps" officeooo:rsid="0054f64f"/>
    </style:style>
    <style:style style:name="MT129" style:family="text">
      <style:text-properties fo:font-variant="small-caps"/>
    </style:style>
    <style:style style:name="MT13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3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4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5" style:family="text">
      <style:text-properties officeooo:rsid="00a4cf55"/>
    </style:style>
    <style:style style:name="MT136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7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8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9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40" style:family="text">
      <style:text-properties officeooo:rsid="009e3fdd"/>
    </style:style>
    <style:style style:name="MT141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42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43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44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4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4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49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5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45" draw:name="Shape3_34" draw:style-name="Mgr1" draw:text-style-name="MP1" svg:x1="12.734cm" svg:y1="0.365cm" svg:x2="20.497cm" svg:y2="0.36cm"><text:p/></draw:line><text:span text:style-name="MT1">Calculer des mesures d’angle</text:span><text:span text:style-name="MT2">s</text:span></text:p>
      </style:header>
      <style:header-left>
        <text:p text:style-name="_5f_Header_20_G_20_page_20_paire_20__28_G_29_"><draw:line text:anchor-type="paragraph" draw:z-index="356" draw:name="Shape3_0" draw:style-name="Mgr1" draw:text-style-name="MP1" svg:x1="12.734cm" svg:y1="0.365cm" svg:x2="20.497cm" svg:y2="0.36cm"><text:p/></draw:line><text:span text:style-name="MT1">Calculer des mesures d’angle</text:span><text:span text:style-name="MT2">s</text:span></text:p>
      </style:header-left>
      <style:footer>
        <text:h text:style-name="_5f_Footer_20_page_20_paire_20__28_G_29_" text:outline-level="1"><draw:frame draw:style-name="Mfr1" draw:name="Frame266" text:anchor-type="paragraph" svg:x="12.328cm" svg:y="28.587cm" draw:z-index="342"><draw:text-box fo:min-height="0.499cm" fo:min-width="7.096cm"><draw:frame draw:style-name="Mfr2" draw:name="Frame267" text:anchor-type="frame" svg:x="0.45cm" svg:y="0.079cm" svg:width="0.817cm" draw:z-index="343"><draw:text-box fo:min-height="0.355cm"><text:p text:style-name="MP2"><text:page-number text:select-page="current">239</text:page-number></text:p></draw:text-box></draw:frame><text:p text:style-name="MP3"><text:span text:style-name="MT3">Angles : </text:span><text:span text:style-name="MT4">Mesurer un angle</text:span></text:p></draw:text-box></draw:frame><draw:frame draw:style-name="Mfr3" draw:name="Frame268" text:anchor-type="paragraph" svg:y="-0.06cm" draw:z-index="338"><draw:text-box fo:min-height="0.499cm" fo:min-width="7.096cm"><draw:frame draw:style-name="Mfr2" draw:name="Frame269" text:anchor-type="frame" svg:x="0.45cm" svg:y="0.079cm" svg:width="0.817cm" draw:z-index="339"><draw:text-box fo:min-height="0.355cm"><text:p text:style-name="MP2"><text:page-number text:select-page="current">239</text:page-number></text:p></draw:text-box></draw:frame><text:p text:style-name="MP3"><text:span text:style-name="MT3">Angles : </text:span><text:span text:style-name="MT5">Calculer des </text:span><text:span text:style-name="MT6">Mesure</text:span><text:span text:style-name="MT5">s</text:span><text:span text:style-name="MT6"> </text:span><text:span text:style-name="MT7">d’</text:span><text:span text:style-name="MT6">angle</text:span><text:span text:style-name="MT7">s</text:span></text:p></draw:text-box></draw:frame></text:h>
      </style:footer>
      <style:footer-left>
        <text:h text:style-name="_5f_Footer_20_page_20_impaire_20__28_D_29_" text:outline-level="1"><draw:frame draw:style-name="Mfr3" draw:name="Frame31111112" text:anchor-type="paragraph" svg:y="-0.06cm" draw:z-index="340"><draw:text-box fo:min-height="0.499cm" fo:min-width="7.096cm"><draw:frame draw:style-name="Mfr2" draw:name="Frame41111112" text:anchor-type="frame" svg:x="0.45cm" svg:y="0.079cm" svg:width="0.817cm" draw:z-index="341"><draw:text-box fo:min-height="0.355cm"><text:p text:style-name="MP2"><text:page-number text:select-page="current">240</text:page-number></text:p></draw:text-box></draw:frame><text:p text:style-name="MP4"><text:span text:style-name="MT3">Angles : </text:span><text:span text:style-name="MT5">Calculer des </text:span><text:span text:style-name="MT6">Mesure</text:span><text:span text:style-name="MT5">s</text:span><text:span text:style-name="MT6"> </text:span><text:span text:style-name="MT7">d’</text:span><text:span text:style-name="MT6">angle</text:span><text:span text:style-name="MT7">s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347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344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6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8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9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3">Angles : </text:span><text:span text:style-name="MT4">Mesurer un angle</text:span></text:p></draw:text-box></draw:frame><draw:frame draw:style-name="Mfr3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3">Angles : </text:span><text:span text:style-name="MT6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3">Angles : </text:span><text:span text:style-name="MT4">Mesurer un 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_5f_Header_20_G_20_page_20_paire_20__28_G_29_"><draw:line text:anchor-type="paragraph" draw:z-index="353" draw:name="Shape3_30" draw:style-name="Mgr1" draw:text-style-name="MP1" svg:x1="11.435cm" svg:y1="0.388cm" svg:x2="20.496cm" svg:y2="0.36cm"><text:p/></draw:line><text:span text:style-name="MT11">Angles</text:span> : <text:span text:style-name="MT11">Mesurer un angle</text:span></text:p>
      </style:header-left>
      <style:footer>
        <text:p text:style-name="MP5"><draw:frame draw:style-name="Mfr3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350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2">Angles </text:span><text:span text:style-name="MT10">: </text:span><text:span text:style-name="MT12">Mesurer un 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54" draw:name="Shape3_35" draw:style-name="Mgr1" draw:text-style-name="MP1" svg:x1="11.344cm" svg:y1="0.358cm" svg:x2="20.497cm" svg:y2="0.36cm"><text:p/></draw:line><text:span text:style-name="MT13">Angles </text:span>: Nommer un angle</text:p>
      </style:header>
      <style:footer>
        <text:p text:style-name="MP9"><draw:frame draw:style-name="Mfr3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footer>
        <text:p text:style-name="MP5"><draw:frame draw:style-name="Mfr3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355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351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2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14" draw:name="Shape3_7" draw:style-name="Mgr1" draw:text-style-name="MP1" svg:x1="15.12cm" svg:y1="0.36cm" svg:x2="20.496cm" svg:y2="0.36cm"><text:p/></draw:line><text:s/><text:span text:style-name="MT14">Angles : </text:span>Angles : <text:span text:style-name="MT15">Comprendre la notion d’angle</text:span></text:p>
      </style:header>
      <style:header-left>
        <text:p text:style-name="MP11"><draw:line text:anchor-type="paragraph" draw:z-index="15" draw:name="Shape3_29" draw:style-name="Mgr1" draw:text-style-name="MP1" svg:x1="15.12cm" svg:y1="0.36cm" svg:x2="20.496cm" svg:y2="0.36cm"><text:p/></draw:line>Angles : <text:span text:style-name="MT15">Comprendre la notion d’angle</text:span></text:p>
      </style:header-left>
      <style:footer>
        <text:h text:style-name="_5f_Footer_20_page_20_paire_20__28_G_29_" text:outline-level="1"><draw:frame draw:style-name="Mfr1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3">Angles : </text:span><text:span text:style-name="MT4">Mesurer un angle</text:span></text:p></draw:text-box></draw:frame><draw:frame draw:style-name="Mfr3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3">Angles : </text:span><text:span text:style-name="MT16">Comprendre la notion d’angle</text:span></text:h></draw:text-box></draw:frame></text:h>
      </style:footer>
      <style:footer-left>
        <text:h text:style-name="_5f_Footer_20_page_20_impaire_20__28_D_29_" text:outline-level="1"><draw:frame draw:style-name="Mfr3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3">Angles : </text:span><text:span text:style-name="MT17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12"><draw:line text:anchor-type="paragraph" draw:z-index="16" draw:name="Shape3_33" draw:style-name="Mgr1" draw:text-style-name="MP1" svg:x1="15.12cm" svg:y1="0.36cm" svg:x2="20.496cm" svg:y2="0.36cm"><text:p/></draw:line><text:s/><text:span text:style-name="MT18">Angles</text:span> : <text:span text:style-name="MT15">Comprendre la notion d’angle</text:span></text:p>
      </style:header>
      <style:footer>
        <text:p text:style-name="MP5"><draw:frame draw:style-name="Mfr3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/text:p>
      </style:footer>
      <style:footer-left>
        <text:p text:style-name="MP5"><draw:frame draw:style-name="Mfr3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9">Angles</text:span><text:span text:style-name="MT10"> : </text:span><text:span text:style-name="MT19">Comprendre la notion d’angle</text:span></text:p></draw:text-box></draw:frame></text:p>
      </style:footer-left>
    </style:master-page>
    <style:master-page style:name="_33__5f_1_5f_SERIE_5f_M_5f_GAUCHE_5f_ET_5f_DROITE_5f_2COL" style:display-name="3_1_SERIE_M_GAUCHE_ET_DROITE_2COL" style:page-layout-name="Mpm12" draw:style-name="Mdp1">
      <style:header>
        <text:p text:style-name="MP13">Volumes : Volumes par comptage</text:p>
      </style:header>
      <style:footer>
        <text:p text:style-name="MP5"><draw:frame draw:style-name="Mfr3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14" draw:name="Shape4_179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5"><text:s/><text:span text:style-name="MT20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3" draw:style-name="Mdp1">
      <style:header>
        <text:p text:style-name="MP16"><draw:line text:anchor-type="paragraph" draw:z-index="107" draw:name="Shape7_8" draw:style-name="Mgr6" draw:text-style-name="MP1" svg:x1="9.042cm" svg:y1="0.36cm" svg:x2="20.461cm" svg:y2="0.36cm"><text:p/></draw:line><draw:path text:anchor-type="paragraph" draw:z-index="108" draw:name="Shape5_1" draw:style-name="Mgr7" draw:text-style-name="MP17" svg:width="4.329cm" svg:height="2.24cm" svg:x="-1.499cm" svg:y="-1cm" svg:viewBox="0 0 4330 2241" svg:d="M0 2241l3984-288c209-15 363-168 345-342l-170-1611h-4159z"><text:p/></draw:path><draw:frame text:anchor-type="paragraph" draw:z-index="109" draw:name="Shape6_2" draw:style-name="Mgr8" draw:text-style-name="MP18" svg:width="2.703cm" svg:height="0.715cm" draw:transform="rotate (0.0872664625997165) translate (-0.172861111111111cm 0.218722222222222cm)"><draw:text-box><text:p text:style-name="MP1"><text:span text:style-name="MT21">Série 1</text:span></text:p></draw:text-box></draw:frame>T<text:span text:style-name="MT22">itre de la série</text:span></text:p>
      </style:header>
      <style:header-left>
        <text:p text:style-name="MP16"><draw:line text:anchor-type="paragraph" draw:z-index="111" draw:name="Shape7_9" draw:style-name="Mgr6" draw:text-style-name="MP1" svg:x1="9.042cm" svg:y1="0.36cm" svg:x2="20.461cm" svg:y2="0.36cm"><text:p/></draw:line><draw:path text:anchor-type="paragraph" draw:z-index="112" draw:name="Shape5_2" draw:style-name="Mgr7" draw:text-style-name="MP17" svg:width="4.329cm" svg:height="2.24cm" svg:x="-1.499cm" svg:y="-1cm" svg:viewBox="0 0 4330 2241" svg:d="M0 2241l3984-288c209-15 363-168 345-342l-170-1611h-4159z"><text:p/></draw:path><draw:frame text:anchor-type="paragraph" draw:z-index="113" draw:name="Shape6_5" draw:style-name="Mgr8" draw:text-style-name="MP18" svg:width="2.703cm" svg:height="0.715cm" draw:transform="rotate (0.0872664625997165) translate (-0.172861111111111cm 0.218722222222222cm)"><draw:text-box><text:p text:style-name="MP1"><text:span text:style-name="MT21">Série 1</text:span></text:p></draw:text-box></draw:frame>T<text:span text:style-name="MT22">itre de la série</text:span></text:p>
      </style:header-left>
      <style:footer>
        <text:p text:style-name="MP5"><draw:frame draw:style-name="Mfr3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10" draw:name="Shape8_5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5"><text:span text:style-name="MT23">Angles</text:span> • <text:span text:style-name="MT23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19"><text:span text:style-name="MT24"><text:s text:c="15"/>A</text:span>ires : Aires de triangles</text:p>
      </style:header>
      <style:footer>
        <text:p text:style-name="MP9"><draw:frame draw:style-name="Mfr3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06" draw:name="Shape4_178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footer>
        <text:p text:style-name="MP5"><draw:frame draw:style-name="Mfr3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103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104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5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21"><text:span text:style-name="MT24"><text:s text:c="15"/>A</text:span>ires : Calculer une aire</text:p>
      </style:header>
      <style:footer>
        <text:p text:style-name="MP9"><draw:frame draw:style-name="Mfr3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74" draw:name="Shape4_161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footer>
        <text:p text:style-name="MP5"><draw:frame draw:style-name="Mfr3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75" draw:name="Shape4_15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76" draw:name="Shape4_1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7" draw:name="Shape4_15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25">Aires </text:span>: <text:span text:style-name="MT25">problèmes <text:s text:c="4"/></text:span></text:h>
      </style:footer>
      <style:footer-left>
        <text:p text:style-name="MP23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24"><text:span text:style-name="MT24"><text:s text:c="15"/>A</text:span>ires : Aire et unité</text:p>
      </style:header>
      <style:header-left>
        <text:p text:style-name="MP24"><text:span text:style-name="MT24"><text:s text:c="15"/>A</text:span>ires : Aire et unité</text:p>
      </style:header-left>
      <style:footer>
        <text:p text:style-name="MP9"><draw:frame draw:style-name="Mfr3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43" draw:name="Shape4_157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144" draw:name="Shape4_10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145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6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26"><text:span text:style-name="MT26">Conversions d’unités : </text:span><text:span text:style-name="MT27">Problèmes</text:span></text:p>
      </style:header>
      <style:header-left>
        <text:p text:style-name="MP26"><text:span text:style-name="MT26">Conversions d’unités : </text:span><text:span text:style-name="MT27">Problèmes</text:span></text:p>
      </style:header-left>
      <style:footer>
        <text:p text:style-name="MP9"><draw:frame draw:style-name="Mfr3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8">Conversions d’unités : </text:span><text:span text:style-name="MT29">problèmes</text:span></text:p></draw:text-box></draw:frame><draw:g text:anchor-type="paragraph" draw:z-index="147" draw:name="Shape4_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9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30">Conversions d’unités : </text:span><text:span text:style-name="MT29">problèmes</text:span></text:p></draw:text-box></draw:frame><draw:g text:anchor-type="paragraph" draw:z-index="148" draw:name="Shape4_142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31">Conversions d’unités : </text:span><text:span text:style-name="MT27">Problèmes</text:span></text:p>
      </style:header>
      <style:header-left>
        <text:p text:style-name="_5f_Header_20_N_20_page_20_paire_20__28_G_29_"><text:s/><text:span text:style-name="MT31">Conversions d’unités : </text:span><text:span text:style-name="MT27">Problèmes</text:span></text:p>
      </style:header-left>
      <style:footer>
        <text:p text:style-name="MP5"><draw:frame draw:style-name="Mfr3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8">Conversions d’unités : </text:span><text:span text:style-name="MT29">problèmes</text:span></text:p></draw:text-box></draw:frame><draw:g text:anchor-type="paragraph" draw:z-index="149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32">Conversions d’unités </text:span><text:span text:style-name="MT10">: </text:span><text:span text:style-name="MT32">problèmes</text:span></text:p></draw:text-box></draw:frame><draw:g text:anchor-type="paragraph" draw:z-index="150" draw:name="Shape4_63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26">Conversions d’unités : </text:span><text:span text:style-name="MT33">Aires</text:span></text:p>
      </style:header>
      <style:header-left>
        <text:p text:style-name="_5f_Header_20_N_20_page_20_paire_20__28_G_29_"><text:span text:style-name="MT26">Conversions d’unités : </text:span><text:span text:style-name="MT33">Aires</text:span></text:p>
      </style:header-left>
      <style:footer>
        <text:p text:style-name="MP9"><draw:frame draw:style-name="Mfr3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28">Conversions d’unités : </text:span><text:span text:style-name="MT34">Aires</text:span></text:h></draw:text-box></draw:frame><draw:g text:anchor-type="paragraph" draw:z-index="151" draw:name="Shape4_1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9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31">Conversions d’unités : </text:span><text:span text:style-name="MT33">Aires</text:span></text:p>
      </style:header>
      <style:header-left>
        <text:p text:style-name="Header"><text:s/><text:span text:style-name="MT31">Conversions d’unités : </text:span><text:span text:style-name="MT33">Aires</text:span></text:p>
      </style:header-left>
      <style:footer>
        <text:p text:style-name="MP5"><draw:frame draw:style-name="Mfr3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8">Conversions d’unités : </text:span><text:span text:style-name="MT34">aires</text:span></text:p></draw:text-box></draw:frame><draw:g text:anchor-type="paragraph" draw:z-index="152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153" draw:name="Shape4_15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26">Conversions d’unités : </text:span><text:span text:style-name="MT35">Vitesse</text:span></text:p>
      </style:header>
      <style:header-left>
        <text:p text:style-name="_5f_Header_20_N_20_page_20_impaire_20__28_D_29_"><text:span text:style-name="MT26">Conversions d’unités : </text:span><text:span text:style-name="MT35">Vitesse</text:span></text:p>
      </style:header-left>
      <style:footer>
        <text:p text:style-name="MP9"><draw:frame draw:style-name="Mfr3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8">Conversions d’unités : </text:span><text:span text:style-name="MT36">vitesse</text:span><text:span text:style-name="MT10"> </text:span></text:p></draw:text-box></draw:frame><draw:g text:anchor-type="paragraph" draw:z-index="155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9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56" draw:name="Shape4_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30">Conversions d’unités : </text:span><text:span text:style-name="MT36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31">Conversions d’unités : </text:span><text:span text:style-name="MT37">Temps et durées</text:span></text:p>
      </style:header>
      <style:header-left>
        <text:p text:style-name="_5f_Header_20_N_20_page_20_impaire_20__28_D_29_"><text:s/><text:span text:style-name="MT31">Conversions d’unités : </text:span><text:span text:style-name="MT37">Temps et durées</text:span></text:p>
      </style:header-left>
      <style:footer>
        <text:p text:style-name="MP5"><draw:frame draw:style-name="Mfr3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8">Conversions d’unités : </text:span><text:span text:style-name="MT38">Temps et </text:span><text:span text:style-name="MT39">Durée</text:span><text:span text:style-name="MT10"> </text:span></text:p></draw:text-box></draw:frame><draw:g text:anchor-type="paragraph" draw:z-index="157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158" draw:name="Shape4_14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4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26">Conversions d’unités : </text:span><text:span text:style-name="MT40">Temps et d</text:span><text:span text:style-name="MT41">urées</text:span></text:p>
      </style:header>
      <style:header-left>
        <text:p text:style-name="_5f_Header_20_N_20_page_20_impaire_20__28_D_29_"><text:span text:style-name="MT26">Conversions d’unités : </text:span><text:span text:style-name="MT40">Temps et d</text:span><text:span text:style-name="MT41">urées</text:span></text:p>
      </style:header-left>
      <style:footer>
        <text:p text:style-name="MP9"><draw:frame draw:style-name="Mfr3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8">Conversions d’unités : </text:span><text:span text:style-name="MT42">temps et </text:span><text:span text:style-name="MT43">durées</text:span><text:span text:style-name="MT10"> </text:span></text:p></draw:text-box></draw:frame><draw:g text:anchor-type="paragraph" draw:z-index="160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9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61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30">Conversions d’unités : </text:span><text:span text:style-name="MT42">temps et </text:span><text:span text:style-name="MT43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31">Conversions d’unités : </text:span><text:span text:style-name="MT40">Temps et d</text:span><text:span text:style-name="MT41">urées</text:span></text:p>
      </style:header>
      <style:header-left>
        <text:p text:style-name="Header"><text:s/><text:span text:style-name="MT31">Conversions d’unités : </text:span><text:span text:style-name="MT40">Temps et d</text:span><text:span text:style-name="MT41">urées</text:span></text:p>
      </style:header-left>
      <style:footer>
        <text:p text:style-name="MP5"><draw:frame draw:style-name="Mfr3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8">Conversions d’unités : </text:span><text:span text:style-name="MT42">temps et </text:span><text:span text:style-name="MT43">durées</text:span><text:span text:style-name="MT10"> </text:span></text:p></draw:text-box></draw:frame><draw:g text:anchor-type="paragraph" draw:z-index="162" draw:name="Shape4_13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163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26">Conversions d’unités : </text:span><text:span text:style-name="MT44">Capacités</text:span></text:p>
      </style:header>
      <style:header-left>
        <text:p text:style-name="_5f_Header_20_N_20_page_20_impaire_20__28_D_29_"><text:span text:style-name="MT26">Conversions d’unités : </text:span><text:span text:style-name="MT44">Capacités</text:span></text:p>
      </style:header-left>
      <style:footer>
        <text:p text:style-name="MP9"><draw:frame draw:style-name="Mfr3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8">Conversions d’unités : </text:span><text:span text:style-name="MT45">Capacités</text:span><text:span text:style-name="MT10"> </text:span></text:p></draw:text-box></draw:frame><draw:g text:anchor-type="paragraph" draw:z-index="165" draw:name="Shape4_14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9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31">Conversions d’unités : </text:span><text:span text:style-name="MT44">Capacités</text:span></text:p>
      </style:header>
      <style:header-left>
        <text:p text:style-name="Header"><text:s/><text:span text:style-name="MT31">Conversions d’unités : </text:span><text:span text:style-name="MT44">Capacités</text:span></text:p>
      </style:header-left>
      <style:footer>
        <text:p text:style-name="MP5"><draw:frame draw:style-name="Mfr3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8">Conversions d’unités : </text:span><text:span text:style-name="MT46">capacités</text:span><text:span text:style-name="MT10"> </text:span></text:p></draw:text-box></draw:frame><draw:g text:anchor-type="paragraph" draw:z-index="166" draw:name="Shape4_13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167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8" draw:name="Shape4_1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47"><text:s/></text:span><text:span text:style-name="MT31">Conversions d’unités : </text:span><text:span text:style-name="MT47">masses</text:span></text:p>
      </style:header>
      <style:header-left>
        <text:p text:style-name="_5f_Header_20_N_20_page_20_impaire_20__28_D_29_"><text:span text:style-name="MT47"><text:s/></text:span><text:span text:style-name="MT31">Conversions d’unités : </text:span><text:span text:style-name="MT47">masses</text:span></text:p>
      </style:header-left>
      <style:footer>
        <text:p text:style-name="MP28"><draw:frame draw:style-name="Mfr3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8">Conversions d’unités : </text:span><text:span text:style-name="MT48">Masses</text:span><text:span text:style-name="MT10"> </text:span></text:p></draw:text-box></draw:frame><draw:g text:anchor-type="paragraph" draw:z-index="169" draw:name="Shape4_12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70" draw:name="Shape4_12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9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71" draw:name="Shape4_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30">Conversions d’unités : </text:span><text:span text:style-name="MT49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31">Conversions d’unités : </text:span><text:span text:style-name="MT47">masses</text:span></text:p>
      </style:header>
      <style:header-left>
        <text:p text:style-name="_5f_Header_20_N_20_page_20_impaire_20__28_D_29_"><text:s/><text:span text:style-name="MT31">Conversions d’unités : </text:span><text:span text:style-name="MT47">masses</text:span></text:p>
      </style:header-left>
      <style:footer>
        <text:p text:style-name="MP5"><draw:frame draw:style-name="Mfr3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8">Conversions d’unités : </text:span><text:span text:style-name="MT50">masses</text:span><text:span text:style-name="MT10"> </text:span></text:p></draw:text-box></draw:frame><draw:g text:anchor-type="paragraph" draw:z-index="172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173" draw:name="Shape4_12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4" draw:name="Shape4_13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29"><draw:frame draw:style-name="Mfr1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182" draw:name="Shape4_109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51">Périmètre : </text:span><text:span text:style-name="MT52">Problèmes</text:span></text:p></draw:text-box></draw:frame></text:p>
      </style:footer>
      <style:footer-left>
        <text:p text:style-name="MP29"><draw:frame draw:style-name="Mfr1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0"><text:span text:style-name="MT51">Périmètre : </text:span><text:span text:style-name="MT52">Problèmes</text:span></text:p></draw:text-box></draw:frame><draw:g text:anchor-type="paragraph" draw:z-index="183" draw:name="Shape4_122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184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185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6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7" draw:name="Shape3_16" draw:style-name="Mgr6" draw:text-style-name="MP1" svg:x1="12.726cm" svg:y1="0.399cm" svg:x2="20.496cm" svg:y2="0.36cm"><text:p/></draw:line><text:span text:style-name="MT53">Périmètre</text:span> : <text:span text:style-name="MT54">Périmètres et unités</text:span></text:p>
      </style:header>
      <style:header-left>
        <text:p text:style-name="MP31"><draw:line text:anchor-type="paragraph" draw:z-index="189" draw:name="Shape3_17" draw:style-name="Mgr6" draw:text-style-name="MP1" svg:x1="16.083cm" svg:y1="0.383cm" svg:x2="20.496cm" svg:y2="0.36cm"><text:p/></draw:line><text:span text:style-name="MT53">Périmètre</text:span> : <text:span text:style-name="MT54">Périmètres et unités</text:span></text:p>
      </style:header-left>
      <style:footer>
        <text:p text:style-name="MP9"><draw:frame draw:style-name="Mfr3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188" draw:name="Shape4_107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1">Périmètre <text:s/>: </text:span><text:span text:style-name="MT55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190" draw:name="Shape4_1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191" draw:name="Shape4_2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26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3" draw:name="Shape3_11" draw:style-name="Mgr6" draw:text-style-name="MP1" svg:x1="12.45cm" svg:y1="0.362cm" svg:x2="20.497cm" svg:y2="0.36cm"><text:p/></draw:line><text:span text:style-name="MT53">Périmètre</text:span> : <text:span text:style-name="MT56">Mesurer, reporter</text:span></text:p>
      </style:header>
      <style:header-left>
        <text:p text:style-name="_5f_Header_20_M_20_page_20_impaire_20__28_D_29_"><draw:line text:anchor-type="paragraph" draw:z-index="195" draw:name="Shape3_20" draw:style-name="Mgr6" draw:text-style-name="MP1" svg:x1="12.45cm" svg:y1="0.362cm" svg:x2="20.497cm" svg:y2="0.36cm"><text:p/></draw:line><text:span text:style-name="MT53">Périmètre</text:span> : <text:span text:style-name="MT56">Mesurer, reporter</text:span></text:p>
      </style:header-left>
      <style:footer>
        <text:p text:style-name="MP9"><draw:frame draw:style-name="Mfr3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194" draw:name="Shape4_113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51">Périmètre : </text:span><text:span text:style-name="MT57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196" draw:name="Shape4_1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197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53">Périmètre</text:span> : <text:span text:style-name="MT53">Calculs sur une figure</text:span></text:p>
      </style:header>
      <style:header-left>
        <text:p text:style-name="_5f_Header_20_M_20_page_20_paire_20__28_G_29_"><text:span text:style-name="MT53">Périmètre</text:span> : <text:span text:style-name="MT53">Calculs sur une figure</text:span></text:p>
      </style:header-left>
      <style:footer>
        <text:p text:style-name="MP9"><draw:frame draw:style-name="Mfr3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199" draw:name="Shape4_94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1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200" draw:name="Shape4_95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1" draw:name="Shape4_96" draw:style-name="Mgr2"><draw:path draw:style-name="Mgr5" draw:text-style-name="MP14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202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03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58">Proportionnalité et pourcentage</text:span><text:span text:style-name="MT59"> </text:span>: <text:span text:style-name="MT60">Pourcentages</text:span> </text:p>
      </style:header>
      <style:header-left>
        <text:p text:style-name="_5f_Header_20_D_20_page_20_impaire_20__28_D_29_"><text:span text:style-name="MT58">Proportionnalité et pourcentage</text:span><text:span text:style-name="MT59"> </text:span>: <text:span text:style-name="MT60">Pourcentages</text:span> </text:p>
      </style:header-left>
      <style:footer>
        <text:p text:style-name="MP9"><draw:frame draw:style-name="Mfr3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05" draw:name="Shape4_9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61">Proportionnalité et pourcentage : </text:span><text:span text:style-name="MT62">pourcentages</text:span></text:p></draw:text-box></draw:frame></text:p>
      </style:footer>
      <style:footer-left>
        <text:p text:style-name="MP5"><draw:frame draw:style-name="Mfr3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3"><text:span text:style-name="MT63">Proportionnalité et pourcentages : </text:span><text:span text:style-name="MT62">pourcentages</text:span></text:p></draw:text-box></draw:frame><draw:g text:anchor-type="paragraph" draw:z-index="206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58">Proportionnalité et pourcentages</text:span><text:span text:style-name="MT59"> </text:span>: <text:span text:style-name="MT58">proportionnalité</text:span> </text:p>
        <text:p text:style-name="MP34"/>
      </style:header>
      <style:header-left>
        <text:p text:style-name="Header"><text:span text:style-name="MT58">Proportionnalité et pourcentages</text:span><text:span text:style-name="MT59"> </text:span>: <text:span text:style-name="MT58">proportionnalité</text:span> </text:p>
        <text:p text:style-name="MP34"/>
      </style:header-left>
      <style:footer>
        <text:p text:style-name="MP5"><draw:frame draw:style-name="Mfr3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5">Proportionnalité et pourcentages : proportionalité</text:p></draw:text-box></draw:frame><draw:g text:anchor-type="paragraph" draw:z-index="207" draw:name="Shape4_23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7">: </text:p></draw:text-box></draw:frame><draw:g text:anchor-type="paragraph" draw:z-index="208" draw:name="Shape4_99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64">Utiliser des données</text:span> : <text:span text:style-name="MT64">Organiser</text:span> </text:p>
      </style:header>
      <style:header-left>
        <text:p text:style-name="MP38"><text:span text:style-name="MT64">Utiliser des données</text:span> : <text:span text:style-name="MT64">Organiser</text:span> </text:p>
      </style:header-left>
      <style:footer>
        <text:p text:style-name="MP9"><draw:frame draw:style-name="Mfr3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21" draw:name="Shape4_7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65">R</text:span>epères du plan : se repérer</text:p></draw:text-box></draw:frame></text:p>
      </style:footer>
      <style:footer-left>
        <text:p text:style-name="MP5"><draw:frame draw:style-name="Mfr3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222" draw:name="Shape4_72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65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59">Utilis</text:span><text:span text:style-name="MT66">er des</text:span><text:span text:style-name="MT59"> données </text:span>: <text:span text:style-name="MT67">Organiser</text:span> </text:p>
      </style:header>
      <style:header-left>
        <text:p text:style-name="_5f_Header_20_D_20_page_20_paire_20__28_G_29_"><text:s/><text:span text:style-name="MT59">Utilis</text:span><text:span text:style-name="MT66">er des</text:span><text:span text:style-name="MT59"> données </text:span>: <text:span text:style-name="MT67">Organiser</text:span> </text:p>
      </style:header-left>
      <style:footer>
        <text:p text:style-name="MP5"><draw:frame draw:style-name="Mfr3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68">Utilis</text:span><text:span text:style-name="MT69">er</text:span><text:span text:style-name="MT68"> de</text:span><text:span text:style-name="MT69">s</text:span><text:span text:style-name="MT68"> données</text:span><text:span text:style-name="MT10"> : </text:span><text:span text:style-name="MT70">Organiser</text:span><text:span text:style-name="MT10"> </text:span></text:p></draw:text-box></draw:frame><draw:g text:anchor-type="paragraph" draw:z-index="223" draw:name="Shape4_74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68">Utilis</text:span><text:span text:style-name="MT69">er</text:span><text:span text:style-name="MT68"> de</text:span><text:span text:style-name="MT69">s</text:span><text:span text:style-name="MT68"> données</text:span><text:span text:style-name="MT10"> : </text:span><text:span text:style-name="MT70">Organiser</text:span><text:span text:style-name="MT10"> </text:span></text:p></draw:text-box></draw:frame><draw:g text:anchor-type="paragraph" draw:z-index="224" draw:name="Shape4_75" draw:style-name="Mgr2"><draw:path draw:style-name="Mgr4" draw:text-style-name="MP40" svg:width="0.855cm" svg:height="1.172cm" svg:x="-0.268cm" svg:y="-0.175cm" svg:viewBox="0 0 856 1173" svg:d="M856 1173h-856v-991c0-100 79-182 175-182h505c97 0 176 82 176 182z"><text:p/></draw:path></draw:g><draw:g text:anchor-type="paragraph" draw:z-index="225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1"><text:span text:style-name="MT71">Repères du plan : Se repérer</text:span> </text:p>
      </style:header>
      <style:header-left>
        <text:p text:style-name="MP41"><text:span text:style-name="MT71">Repères du plan : Se repérer</text:span> </text:p>
      </style:header-left>
      <style:footer>
        <text:p text:style-name="MP9"><draw:frame draw:style-name="Mfr3" draw:name="Frame2212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226" draw:name="Shape4_1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65">R</text:span>epères du plan : se repérer</text:p></draw:text-box></draw:frame></text:p>
      </style:footer>
      <style:footer-left>
        <text:p text:style-name="MP5"><draw:frame draw:style-name="Mfr3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27" draw:name="Shape4_111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65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3" draw:style-name="Mdp1">
      <style:header>
        <text:p text:style-name="_5f_Header_20_D_20_page_20_impaire_20__28_D_29_"><text:s/><text:span text:style-name="MT59">Utilis</text:span><text:span text:style-name="MT66">er des</text:span><text:span text:style-name="MT59"> données </text:span>: <text:span text:style-name="MT72">Représenter</text:span> </text:p>
      </style:header>
      <style:header-left>
        <text:p text:style-name="_5f_Header_20_D_20_page_20_paire_20__28_G_29_"><text:span text:style-name="_5f_Caractères"><text:span text:style-name="MT73"><text:s/>Utiliser des données : Représenter </text:span></text:span></text:p>
      </style:header-left>
      <style:footer>
        <text:p text:style-name="MP5"><draw:frame draw:style-name="Mfr3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8">Utilis</text:span><text:span text:style-name="MT69">er</text:span><text:span text:style-name="MT68"> de</text:span><text:span text:style-name="MT69">s</text:span><text:span text:style-name="MT68"> données</text:span><text:span text:style-name="MT10"> : </text:span><text:span text:style-name="MT75">représenter</text:span><text:span text:style-name="MT10"> </text:span></text:p></draw:text-box></draw:frame><draw:g text:anchor-type="paragraph" draw:z-index="228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68">Utilis</text:span><text:span text:style-name="MT69">er</text:span><text:span text:style-name="MT68"> de</text:span><text:span text:style-name="MT69">s</text:span><text:span text:style-name="MT68"> données</text:span><text:span text:style-name="MT10"> : </text:span><text:span text:style-name="MT75">représenter</text:span><text:span text:style-name="MT10"> </text:span></text:p></draw:text-box></draw:frame><draw:g text:anchor-type="paragraph" draw:z-index="229" draw:name="Shape4_91" draw:style-name="Mgr2"><draw:path draw:style-name="Mgr4" draw:text-style-name="MP40" svg:width="0.855cm" svg:height="1.172cm" svg:x="-0.268cm" svg:y="-0.175cm" svg:viewBox="0 0 856 1173" svg:d="M856 1173h-856v-991c0-100 79-182 175-182h505c97 0 176 82 176 182z"><text:p/></draw:path></draw:g><draw:g text:anchor-type="paragraph" draw:z-index="230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34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6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Résoudre des problèmes</text:p></draw:text-box></draw:frame><draw:g text:anchor-type="paragraph" draw:z-index="235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236" draw:name="Shape4_6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37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8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77">Calculer : </text:span><text:span text:style-name="MT78">Distributivité</text:span><text:span text:style-name="MT77"> </text:span></text:p>
      </style:header>
      <style:header-left>
        <text:p text:style-name="_5f_Header_20_N_20_page_20_impaire_20__28_D_29_"><text:span text:style-name="MT77">Calculer : </text:span><text:span text:style-name="MT78">Distributivité</text:span><text:span text:style-name="MT77"> </text:span></text:p>
      </style:header-left>
      <style:footer>
        <text:p text:style-name="MP9"><draw:frame draw:style-name="Mfr4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244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9">calculer</text:span><text:span text:style-name="MT80"> : </text:span><text:span text:style-name="MT81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245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46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77">Calculer : </text:span><text:span text:style-name="MT82">Critères de divisibilité</text:span><text:span text:style-name="MT77"> </text:span></text:p>
      </style:header>
      <style:header-left>
        <text:p text:style-name="_5f_Header_20_N_20_page_20_impaire_20__28_D_29_"><text:span text:style-name="MT77">Calculer : </text:span><text:span text:style-name="MT82">Critères de divisibilité</text:span><text:span text:style-name="MT77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48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9">calculer</text:span><text:span text:style-name="MT80"> : </text:span><text:span text:style-name="MT8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79">calculer</text:span><text:span text:style-name="MT80"> : </text:span><text:span text:style-name="MT83">critères de divisibilité</text:span></text:p></draw:text-box></draw:frame><draw:g text:anchor-type="paragraph" draw:z-index="249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46"><text:span text:style-name="MT84">G</text:span>éométrie plane : Parallèles, perpendiculaires,<text:line-break/> distances</text:p>
      </style:header>
      <style:header-left>
        <text:p text:style-name="MP47"><text:s/><text:span text:style-name="MT84">Géométrie plane</text:span> : <text:span text:style-name="MT85">P</text:span><text:span text:style-name="MT86">arallèles, perpendiculaires,<text:line-break/> </text:span><text:span text:style-name="MT87">distances</text:span></text:p>
      </style:header-left>
      <style:footer>
        <text:h text:style-name="_5f_Footer_20_page_20_impaire_20__28_D_29_" text:outline-level="1"><draw:frame draw:style-name="Mfr3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8">Géométrie plane : </text:span><text:span text:style-name="MT89">parallèles, perpendiculaires, </text:span><text:span text:style-name="MT90">distances</text:span></text:h></draw:text-box></draw:frame><draw:g text:anchor-type="paragraph" draw:z-index="250" draw:name="Shape4_59" draw:style-name="Mgr2"><draw:path draw:style-name="Mgr9" draw:text-style-name="MP36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3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48" text:outline-level="1"><text:span text:style-name="MT91">G</text:span>éométrie plane : Parallèles, perpendiculaires, distances</text:h></draw:text-box></draw:frame><draw:g text:anchor-type="paragraph" draw:z-index="251" draw:name="Shape4_62" draw:style-name="Mgr2"><draw:path draw:style-name="Mgr9" draw:text-style-name="MP3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77">Calculer : </text:span><text:span text:style-name="MT92">Diviser</text:span><text:span text:style-name="MT77"> </text:span></text:p>
      </style:header>
      <style:header-left>
        <text:p text:style-name="_5f_Header_20_N_20_page_20_impaire_20__28_D_29_"><text:span text:style-name="MT77">Calculer : </text:span><text:span text:style-name="MT92">Diviser</text:span><text:span text:style-name="MT77"> </text:span></text:p>
      </style:header-left>
      <style:footer>
        <text:p text:style-name="MP9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draw:g text:anchor-type="paragraph" draw:z-index="252" draw:name="Shape4_51" draw:style-name="Mgr2"><draw:path draw:style-name="Mgr3" draw:text-style-name="MP7" svg:width="0.855cm" svg:height="1.172cm" svg:x="7.545cm" svg:y="-0.194cm" svg:viewBox="0 0 856 1173" svg:d="M856 1173h-856v-991c0-100 79-182 175-182h505c97 0 176 82 176 182z"><text:p/></draw:path></draw:g><text:span text:style-name="MT79">calculer</text:span><text:span text:style-name="MT80"> : </text:span><text:span text:style-name="MT93">diviser</text:span></text:p></draw:text-box></draw:frame></text:p>
      </style:footer>
      <style:footer-left>
        <text:p text:style-name="MP9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79">calculer</text:span><text:span text:style-name="MT80"> : </text:span><text:span text:style-name="MT93">diviser</text:span></text:p></draw:text-box></draw:frame><draw:g text:anchor-type="paragraph" draw:z-index="253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254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55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6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49">Calculer : <text:span text:style-name="MT94">Multiplier</text:span> </text:p>
      </style:header>
      <style:header-left>
        <text:p text:style-name="MP49">Calculer : <text:span text:style-name="MT94">Multiplier</text:span> </text:p>
      </style:header-left>
      <style:footer>
        <text:p text:style-name="MP9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draw:g text:anchor-type="paragraph" draw:z-index="257" draw:name="Shape4_55" draw:style-name="Mgr2"><draw:path draw:style-name="Mgr3" draw:text-style-name="MP7" svg:width="0.855cm" svg:height="1.172cm" svg:x="7.535cm" svg:y="-0.178cm" svg:viewBox="0 0 856 1173" svg:d="M856 1173h-856v-991c0-100 79-182 175-182h505c97 0 176 82 176 182z"><text:p/></draw:path></draw:g><text:span text:style-name="MT79">calculer</text:span><text:span text:style-name="MT80"> : </text:span><text:span text:style-name="MT95">Multiplier</text:span></text:p></draw:text-box></draw:frame></text:p>
      </style:footer>
      <style:footer-left>
        <text:p text:style-name="MP9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79">calculer</text:span><text:span text:style-name="MT80"> : </text:span><text:span text:style-name="MT95">Multiplier</text:span></text:p></draw:text-box></draw:frame><draw:g text:anchor-type="paragraph" draw:z-index="258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259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60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1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9"><draw:frame draw:style-name="Mfr3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<text:span text:style-name="MT79">calculer</text:span><text:span text:style-name="MT80"> : </text:span><text:span text:style-name="MT79">additionner et soustraire</text:span></text:p></draw:text-box></draw:frame><draw:g text:anchor-type="paragraph" draw:z-index="262" draw:name="Shape4_47" draw:style-name="Mgr2"><draw:path draw:style-name="Mgr3" draw:text-style-name="MP7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9"><draw:frame draw:style-name="Mfr3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<text:span text:style-name="MT79">calculer</text:span><text:span text:style-name="MT80"> : </text:span><text:span text:style-name="MT79">additionner et soustraire</text:span></text:p></draw:text-box></draw:frame><draw:g text:anchor-type="paragraph" draw:z-index="263" draw:name="Shape4_261" draw:style-name="Mgr2"><draw:path draw:style-name="Mgr3" draw:text-style-name="MP7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8">Calculer</text:span> : <text:span text:style-name="MT8">Additionner et soustraire</text:span></text:p>
      </style:header>
      <style:header-left>
        <text:p text:style-name="_5f_Header_20_N_20_page_20_paire_20__28_G_29_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264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65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51"><draw:path text:anchor-type="paragraph" draw:z-index="266" draw:name="Shape1_6" draw:style-name="Mgr10" draw:text-style-name="MP52" svg:width="4.329cm" svg:height="2.238cm" svg:x="-1.5cm" svg:y="-1.001cm" svg:viewBox="0 0 4330 2239" svg:d="M0 2239l3984-288c209-15 363-167 345-342l-170-1609h-4159z"><text:p/></draw:path><draw:line text:anchor-type="paragraph" draw:z-index="267" draw:name="Shape3_10" draw:style-name="Mgr11" draw:text-style-name="MP1" svg:x1="10.308cm" svg:y1="0.388cm" svg:x2="20.496cm" svg:y2="0.36cm"><text:p/></draw:line><text:span text:style-name="MT96">Fractions</text:span><text:span text:style-name="MT97"> : </text:span><text:span text:style-name="MT98">Problèmes</text:span><text:span text:style-name="MT97"> </text:span></text:p>
      </style:header>
      <style:header-left>
        <text:p text:style-name="MP51"><draw:line text:anchor-type="paragraph" draw:z-index="269" draw:name="Shape3_27" draw:style-name="Mgr11" draw:text-style-name="MP1" svg:x1="10.308cm" svg:y1="0.388cm" svg:x2="20.496cm" svg:y2="0.36cm"><text:p/></draw:line><draw:path text:anchor-type="paragraph" draw:z-index="270" draw:name="Shape1_10" draw:style-name="Mgr10" draw:text-style-name="MP52" svg:width="4.329cm" svg:height="2.238cm" svg:x="-1.5cm" svg:y="-1.001cm" svg:viewBox="0 0 4330 2239" svg:d="M0 2239l3984-288c209-15 363-167 345-342l-170-1609h-4159z"><text:p/></draw:path><text:span text:style-name="MT96">Fractions</text:span><text:span text:style-name="MT97"> : </text:span><text:span text:style-name="MT98">Problèmes</text:span><text:span text:style-name="MT97"> </text:span></text:p>
      </style:header-left>
      <style:footer>
        <text:p text:style-name="MP9"><draw:frame draw:style-name="Mfr3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68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99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274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75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54"><draw:line text:anchor-type="paragraph" draw:z-index="277" draw:name="Shape3_9" draw:style-name="Mgr11" draw:text-style-name="MP1" svg:x1="10.37cm" svg:y1="0.365cm" svg:x2="20.496cm" svg:y2="0.36cm"><text:p/></draw:line><draw:path text:anchor-type="paragraph" draw:z-index="278" draw:name="Shape1_4" draw:style-name="Mgr10" draw:text-style-name="MP52" svg:width="4.329cm" svg:height="2.238cm" svg:x="-1.5cm" svg:y="-7.4cm" svg:viewBox="0 0 4330 2239" svg:d="M0 2239l3984-288c209-15 363-167 345-342l-170-1609h-4159z"><text:p/></draw:path><text:span text:style-name="MT100">Fractions</text:span> : <text:span text:style-name="MT100">Opérations</text:span> </text:p>
      </style:header>
      <style:header-left>
        <text:p text:style-name="MP54"><draw:path text:anchor-type="paragraph" draw:z-index="280" draw:name="Shape1_8" draw:style-name="Mgr10" draw:text-style-name="MP52" svg:width="4.329cm" svg:height="2.238cm" svg:x="-1.5cm" svg:y="-7.4cm" svg:viewBox="0 0 4330 2239" svg:d="M0 2239l3984-288c209-15 363-167 345-342l-170-1609h-4159z"><text:p/></draw:path><draw:line text:anchor-type="paragraph" draw:z-index="281" draw:name="Shape3_26" draw:style-name="Mgr11" draw:text-style-name="MP1" svg:x1="10.37cm" svg:y1="0.365cm" svg:x2="20.496cm" svg:y2="0.36cm"><text:p/></draw:line><text:span text:style-name="MT100">Fractions</text:span> : <text:span text:style-name="MT100">Opérations</text:span> </text:p>
      </style:header-left>
      <style:footer>
        <text:p text:style-name="MP9"><draw:frame draw:style-name="Mfr3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279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99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282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83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56"><draw:line text:anchor-type="paragraph" draw:z-index="285" draw:name="Shape3_8" draw:style-name="Mgr11" draw:text-style-name="MP1" svg:x1="17.736cm" svg:y1="0.376cm" svg:x2="20.496cm" svg:y2="0.36cm"><text:p/></draw:line><text:span text:style-name="MT101">Fractions</text:span> : <text:span text:style-name="MT101">Fractions, décimaux et comparaison</text:span></text:p>
      </style:header>
      <style:header-left>
        <text:p text:style-name="MP56"><draw:line text:anchor-type="paragraph" draw:z-index="287" draw:name="Shape3_25" draw:style-name="Mgr11" draw:text-style-name="MP1" svg:x1="17.736cm" svg:y1="0.376cm" svg:x2="20.496cm" svg:y2="0.36cm"><text:p/></draw:line><text:span text:style-name="MT101">Fractions</text:span> : <text:span text:style-name="MT101">Fractions, décimaux et comparaison</text:span></text:p>
      </style:header-left>
      <style:footer>
        <text:p text:style-name="MP9"><draw:frame draw:style-name="Mfr3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286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99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288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89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58"><draw:line text:anchor-type="paragraph" draw:z-index="291" draw:name="Shape3_24" draw:style-name="Mgr11" draw:text-style-name="MP1" svg:x1="11.52cm" svg:y1="0.376cm" svg:x2="20.496cm" svg:y2="0.36cm"><text:p/></draw:line><text:span text:style-name="MT102">Fractions</text:span> : <text:span text:style-name="MT102">Droite graduée</text:span></text:p>
      </style:header>
      <style:header-left>
        <text:p text:style-name="MP58"><draw:line text:anchor-type="paragraph" draw:z-index="293" draw:name="Shape3_28" draw:style-name="Mgr11" draw:text-style-name="MP1" svg:x1="11.52cm" svg:y1="0.376cm" svg:x2="20.496cm" svg:y2="0.36cm"><text:p/></draw:line><text:span text:style-name="MT102">Fractions</text:span> : <text:span text:style-name="MT102">Droite graduée</text:span></text:p>
      </style:header-left>
      <style:footer>
        <text:p text:style-name="MP9"><draw:frame draw:style-name="Mfr3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292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99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294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95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60"><draw:line text:anchor-type="paragraph" draw:z-index="297" draw:name="Shape3_14" draw:style-name="Mgr11" draw:text-style-name="MP1" svg:x1="12.876cm" svg:y1="0.392cm" svg:x2="20.496cm" svg:y2="0.36cm"><text:p/></draw:line><draw:path text:anchor-type="paragraph" draw:z-index="298" draw:name="Shape1_3" draw:style-name="Mgr10" draw:text-style-name="MP52" svg:width="4.329cm" svg:height="2.238cm" svg:x="-1.8cm" svg:y="-8.982cm" svg:viewBox="0 0 4330 2239" svg:d="M0 2239l3984-288c209-15 363-167 345-342l-170-1609h-4159z"><text:p/></draw:path><text:span text:style-name="MT103">Fractions</text:span> : <text:span text:style-name="MT103">Vocabulaire et sens</text:span></text:p>
      </style:header>
      <style:header-left>
        <text:p text:style-name="MP60"><draw:line text:anchor-type="paragraph" draw:z-index="300" draw:name="Shape3_23" draw:style-name="Mgr11" draw:text-style-name="MP1" svg:x1="12.876cm" svg:y1="0.392cm" svg:x2="20.496cm" svg:y2="0.36cm"><text:p/></draw:line><draw:path text:anchor-type="paragraph" draw:z-index="301" draw:name="Shape1_7" draw:style-name="Mgr10" draw:text-style-name="MP52" svg:width="4.329cm" svg:height="2.238cm" svg:x="-1.8cm" svg:y="-8.982cm" svg:viewBox="0 0 4330 2239" svg:d="M0 2239l3984-288c209-15 363-167 345-342l-170-1609h-4159z"><text:p/></draw:path><text:span text:style-name="MT103">Fractions</text:span> : <text:span text:style-name="MT103">Vocabulaire et sens</text:span></text:p>
      </style:header-left>
      <style:footer>
        <text:p text:style-name="MP9"><draw:frame draw:style-name="Mfr3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299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9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302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303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4" draw:name="Shape4_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62"><draw:path text:anchor-type="paragraph" draw:z-index="305" draw:name="Shape1_1" draw:style-name="Mgr10" draw:text-style-name="MP52" svg:width="4.329cm" svg:height="2.238cm" svg:x="-1.8cm" svg:y="-8.982cm" svg:viewBox="0 0 4330 2239" svg:d="M0 2239l3984-288c209-15 363-167 345-342l-170-1609h-4159z"><text:p/></draw:path><draw:line text:anchor-type="paragraph" draw:z-index="306" draw:name="Shape3_13" draw:style-name="Mgr11" draw:text-style-name="MP1" svg:x1="15.337cm" svg:y1="0.36cm" svg:x2="20.496cm" svg:y2="0.36cm"><text:p/></draw:line><text:span text:style-name="MT104">Fractions</text:span> : <text:span text:style-name="MT104">Représentation géométrique</text:span></text:p>
      </style:header>
      <style:header-left>
        <text:p text:style-name="MP62"><draw:line text:anchor-type="paragraph" draw:z-index="307" draw:name="Shape3_21" draw:style-name="Mgr11" draw:text-style-name="MP1" svg:x1="15.337cm" svg:y1="0.36cm" svg:x2="20.496cm" svg:y2="0.36cm"><text:p/></draw:line><draw:path text:anchor-type="paragraph" draw:z-index="308" draw:name="Shape1_13" draw:style-name="Mgr10" draw:text-style-name="MP52" svg:width="4.329cm" svg:height="2.238cm" svg:x="-1.8cm" svg:y="-8.982cm" svg:viewBox="0 0 4330 2239" svg:d="M0 2239l3984-288c209-15 363-167 345-342l-170-1609h-4159z"><text:p/></draw:path><text:span text:style-name="MT104">Fractions</text:span> : <text:span text:style-name="MT104">Représentation géométrique</text:span></text:p>
      </style:header-left>
      <style:footer>
        <text:p text:style-name="MP9"><draw:frame draw:style-name="Mfr3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3"><text:span text:style-name="MT99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309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310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1" draw:name="Shape4_86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64"><draw:line text:anchor-type="paragraph" draw:z-index="312" draw:name="Shape3_5" draw:style-name="Mgr11" draw:text-style-name="MP1" svg:x1="18.701cm" svg:y1="0.36cm" svg:x2="20.497cm" svg:y2="0.36cm"><text:p/></draw:line><text:span text:style-name="MT105">Nombres entiers et décimaux</text:span> : <text:span text:style-name="MT105">Comparer, encadrer</text:span></text:p>
      </style:header>
      <style:header-left>
        <text:p text:style-name="MP64"><draw:line text:anchor-type="paragraph" draw:z-index="314" draw:name="Shape3_6" draw:style-name="Mgr11" draw:text-style-name="MP1" svg:x1="18.701cm" svg:y1="0.36cm" svg:x2="20.497cm" svg:y2="0.36cm"><text:p/></draw:line><text:span text:style-name="MT105">Nombres entiers et décimaux</text:span> : <text:span text:style-name="MT105">Comparer, encadrer</text:span></text:p>
      </style:header-left>
      <style:footer>
        <text:p text:style-name="MP9"><draw:frame draw:style-name="Mfr3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13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9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315" draw:name="Shape4_1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316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7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66"><draw:line text:anchor-type="paragraph" draw:z-index="318" draw:name="Shape3_2" draw:style-name="Mgr11" draw:text-style-name="MP1" svg:x1="16.083cm" svg:y1="0.383cm" svg:x2="20.496cm" svg:y2="0.36cm"><text:p/></draw:line>Nombres entiers et décimaux : Numération</text:p>
      </style:header>
      <style:header-left>
        <text:p text:style-name="MP66"><draw:line text:anchor-type="paragraph" draw:z-index="320" draw:name="Shape3_3" draw:style-name="Mgr12" draw:text-style-name="MP1" svg:x1="16.085cm" svg:y1="1.458cm" svg:x2="20.498cm" svg:y2="1.435cm"><text:p/></draw:line>Nombres entiers et décimaux : Numération</text:p>
      </style:header-left>
      <style:footer>
        <text:p text:style-name="MP9"><draw:g text:anchor-type="paragraph" draw:z-index="319" draw:name="Shape4_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frame draw:style-name="Mfr3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7"><text:span text:style-name="MT99">N</text:span>ombres entiers et décimaux : numération</text:p></draw:text-box></draw:frame></text:p>
      </style:footer>
      <style:footer-left>
        <text:p text:style-name="MP9"><draw:g text:anchor-type="paragraph" draw:z-index="321" draw:name="Shape4_8" draw:style-name="Mgr2"><draw:path draw:style-name="Mgr3" draw:text-style-name="MP7" svg:width="0.855cm" svg:height="1.172cm" svg:x="-0.217cm" svg:y="-0.175cm" svg:viewBox="0 0 856 1173" svg:d="M856 1173h-856v-991c0-100 79-182 175-182h505c97 0 176 82 176 182z"><text:p/></draw:path></draw:g><draw:frame draw:style-name="Mfr3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7"><text:span text:style-name="MT99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322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323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4" draw:name="Shape4_9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68"><draw:line text:anchor-type="paragraph" draw:z-index="325" draw:name="Shape3_15" draw:style-name="Mgr11" draw:text-style-name="MP1" svg:x1="17.597cm" svg:y1="0.383cm" svg:x2="19.595cm" svg:y2="0.383cm"><text:p/></draw:line><text:span text:style-name="MT97">Nombres entiers et décimaux : </text:span><text:span text:style-name="Character_5f_20_5f_style"><text:span text:style-name="MT106">×</text:span></text:span><text:span text:style-name="MT107"> 10, 100, 1000</text:span></text:p>
      </style:header>
      <style:header-left>
        <text:p text:style-name="MP68"><draw:line text:anchor-type="paragraph" draw:z-index="327" draw:name="Shape3_19" draw:style-name="Mgr11" draw:text-style-name="MP1" svg:x1="17.597cm" svg:y1="0.383cm" svg:x2="19.595cm" svg:y2="0.383cm"><text:p/></draw:line><text:span text:style-name="MT97">Nombres entiers et décimaux : </text:span><text:span text:style-name="Character_5f_20_5f_style"><text:span text:style-name="MT106">×</text:span></text:span><text:span text:style-name="MT107"> 10, 100, 1000</text:span></text:p>
      </style:header-left>
      <style:footer>
        <text:p text:style-name="MP9"><draw:frame draw:style-name="Mfr3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26" draw:name="Shape4_1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79">N</text:span><text:span text:style-name="MT108">ombres entiers et décimaux : </text:span><text:span text:style-name="Character_5f_20_5f_style"><text:span text:style-name="MT106">×</text:span></text:span><text:span text:style-name="MT109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328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251" text:anchor-type="paragraph" svg:y="-0.06cm" draw:z-index="0"><draw:text-box fo:min-height="0.499cm" fo:min-width="3cm"><draw:frame draw:style-name="Mfr2" draw:name="Frame22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329" draw:name="Shape4_106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0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331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332" draw:name="Shape4_1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3" draw:name="Shape4_116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68"><draw:line text:anchor-type="paragraph" draw:z-index="334" draw:name="Shape3_22" draw:style-name="Mgr13" draw:text-style-name="MP1" svg:x1="16.575cm" svg:y1="0cm" svg:x2="19.073cm" svg:y2="0cm"><text:p/></draw:line><text:span text:style-name="MT97">Nombres entiers et décimaux : </text:span><text:span text:style-name="MT110">La droite graduée</text:span></text:p>
      </style:header>
      <style:header-left>
        <text:p text:style-name="MP68"><draw:line text:anchor-type="paragraph" draw:z-index="336" draw:name="Shape3_37" draw:style-name="Mgr11" draw:text-style-name="MP1" svg:x1="17.999cm" svg:y1="0.36cm" svg:x2="20.497cm" svg:y2="0.36cm"><text:p/></draw:line><text:span text:style-name="MT97">Nombres entiers et décimaux : </text:span><text:span text:style-name="MT110">La droite graduée</text:span></text:p>
      </style:header-left>
      <style:footer>
        <text:p text:style-name="MP9"><draw:frame draw:style-name="Mfr3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35" draw:name="Shape4_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79">N</text:span><text:span text:style-name="MT108">ombres entiers et décimaux : </text:span><text:span text:style-name="MT111">la droite graduée</text:span></text:p></draw:text-box></draw:frame></text:p>
      </style:footer>
      <style:footer-left>
        <text:p text:style-name="MP9"><draw:frame draw:style-name="Mfr3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2"><draw:g text:anchor-type="paragraph" draw:z-index="337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79">N</text:span><text:span text:style-name="MT108">ombres entiers et décimaux : </text:span><text:span text:style-name="MT111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231" draw:name="Shape4_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32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77">Calculer : </text:span><text:span text:style-name="MT112">Priorités opératoires</text:span><text:span text:style-name="MT77"> </text:span></text:p>
      </style:header>
      <style:header-left>
        <text:p text:style-name="_5f_Header_20_N_20_page_20_impaire_20__28_D_29_"><text:span text:style-name="MT77">Calculer : </text:span><text:span text:style-name="MT112">Priorités opératoires</text:span><text:span text:style-name="MT77"> </text:span></text:p>
      </style:header-left>
      <style:footer>
        <text:p text:style-name="MP9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39" draw:name="Shape4_6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9">calculer</text:span><text:span text:style-name="MT80"> : </text:span><text:span text:style-name="MT113">priorités opératoires</text:span></text:p></draw:text-box></draw:frame></text:p>
      </style:footer>
      <style:footer-left>
        <text:p text:style-name="MP9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79">calculer</text:span><text:span text:style-name="MT80"> : </text:span><text:span text:style-name="MT113">priorités opératoires</text:span></text:p></draw:text-box></draw:frame><draw:g text:anchor-type="paragraph" draw:z-index="240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2" draw:style-name="Mdp1">
      <style:header>
        <text:p text:style-name="_5f_Header_20_D_20_page_20_impaire_20__28_D_29_">Proportionnalité et pourcentage : <text:span text:style-name="MT114">P</text:span>roportionnalité </text:p>
      </style:header>
      <style:header-left>
        <text:p text:style-name="_5f_Header_20_D_20_page_20_paire_20__28_G_29_"><text:span text:style-name="MT58"><text:tab/>Proportionnalité et pourcentage</text:span><text:span text:style-name="MT59"> </text:span>: <text:span text:style-name="MT58">proportionnalité</text:span> </text:p>
      </style:header-left>
      <style:footer>
        <text:p text:style-name="MP9"><draw:frame draw:style-name="Mfr3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<draw:g text:anchor-type="paragraph" draw:z-index="209" draw:name="Shape4_73" draw:style-name="Mgr2"><draw:path draw:style-name="Mgr4" draw:text-style-name="MP40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3" draw:name="Frame322" text:anchor-type="paragraph" svg:y="-0.06cm" draw:z-index="0"><draw:text-box fo:min-height="0.499cm" fo:min-width="3cm"><draw:frame draw:style-name="Mfr2" draw:name="Frame2241" text:anchor-type="frame" svg:x="0.45cm" svg:y="0.079cm" svg:width="0.817cm" draw:z-index="0"><draw:text-box fo:min-height="0.355cm"><text:p text:style-name="MP2"><draw:g text:anchor-type="paragraph" draw:z-index="212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58">Proportionnalité et pourcentages</text:span><text:span text:style-name="MT59"> </text:span>: <text:span text:style-name="MT58">proportionnalité</text:span> </text:p>
        <text:p text:style-name="MP34"/>
      </style:header>
      <style:header-left>
        <text:p text:style-name="Header"><text:span text:style-name="MT58">Proportionnalité et pourcentages</text:span><text:span text:style-name="MT59"> </text:span>: <text:span text:style-name="MT58">proportionnalité</text:span> </text:p>
        <text:p text:style-name="MP34"/>
      </style:header-left>
      <style:footer>
        <text:p text:style-name="MP5"><draw:frame draw:style-name="Mfr3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5">Proportionnalité et pourcentages : proportionalité</text:p></draw:text-box></draw:frame><draw:g text:anchor-type="paragraph" draw:z-index="213" draw:name="Shape4_22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7">: </text:p></draw:text-box></draw:frame><draw:g text:anchor-type="paragraph" draw:z-index="214" draw:name="Shape4_257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header-left>
        <text:p text:style-name="Header"><text:s/><text:span text:style-name="MT8">Calculer</text:span> : <text:span text:style-name="MT8">Additionner et soustraire</text:span></text:p>
      </style:header-left>
      <style:footer>
        <text:p text:style-name="MP5"><draw:frame draw:style-name="Mfr3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215" draw:name="Shape4_7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16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7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18" draw:name="Shape3_4" draw:style-name="Mgr6" draw:text-style-name="MP1" svg:x1="12.104cm" svg:y1="0.392cm" svg:x2="20.497cm" svg:y2="0.36cm"><text:p/></draw:line><text:span text:style-name="MT53">Périmètre</text:span> : <text:span text:style-name="MT115">Coder et calculer</text:span></text:p>
      </style:header>
      <style:header-left>
        <text:p text:style-name="_5f_Header_20_M_20_page_20_impaire_20__28_D_29_"><draw:line text:anchor-type="paragraph" draw:z-index="220" draw:name="Shape3_18" draw:style-name="Mgr6" draw:text-style-name="MP1" svg:x1="12.104cm" svg:y1="0.392cm" svg:x2="20.497cm" svg:y2="0.36cm"><text:p/></draw:line><text:span text:style-name="MT53">Périmètre</text:span> : <text:span text:style-name="MT115">Coder et calculer</text:span></text:p>
      </style:header-left>
      <style:footer>
        <text:p text:style-name="MP9"><draw:frame draw:style-name="Mfr3" draw:name="Frame2221" text:anchor-type="paragraph" svg:y="-0.06cm" draw:z-index="0"><draw:text-box fo:min-height="0.499cm" fo:min-width="7.096cm"><draw:frame draw:style-name="Mfr2" draw:name="Frame2231" text:anchor-type="frame" svg:x="0.45cm" svg:y="0.079cm" svg:width="0.817cm" draw:z-index="0"><draw:text-box fo:min-height="0.355cm"><text:p text:style-name="MP2"><draw:g text:anchor-type="paragraph" draw:z-index="219" draw:name="Shape4_103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51">Périmètre : </text:span><text:span text:style-name="MT116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31">Conversions d’unités : longueurs</text:span></text:p>
      </style:header>
      <style:header-left>
        <text:p text:style-name="_5f_Header_20_N_20_page_20_impaire_20__28_D_29_"><text:s/><text:span text:style-name="MT31">Conversions d’unités : longueurs</text:span></text:p>
      </style:header-left>
      <style:footer>
        <text:p text:style-name="MP5"><draw:frame draw:style-name="Mfr3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8">Conversions d’unités : longueurs</text:span><text:span text:style-name="MT10"> </text:span></text:p></draw:text-box></draw:frame><draw:g text:anchor-type="paragraph" draw:z-index="175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12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176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9"><draw:frame draw:style-name="Mfr4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2">Conversions d’unités : longueurs</text:p></draw:text-box></draw:frame><draw:g text:anchor-type="paragraph" draw:z-index="178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9"><draw:frame draw:style-name="Mfr4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179" draw:name="Shape4_13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Conversions d’unités : longueurs</text:p></draw:text-box></draw:frame><draw:g text:anchor-type="paragraph" draw:z-index="180" draw:name="Shape4_177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74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75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81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draw:frame draw:style-name="Mfr3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8">Conversions d’unités : </text:span><text:span text:style-name="MT117">Volume</text:span><text:span text:style-name="MT10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footer>
        <text:p text:style-name="MP5"><draw:frame draw:style-name="Mfr3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78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79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0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76"><text:span text:style-name="MT24"><text:s text:c="15"/>A</text:span>ires : Aire par comptage</text:p>
      </style:header>
      <style:footer>
        <text:p text:style-name="MP9"><draw:frame draw:style-name="Mfr3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81" draw:name="Shape4_165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118">Aires</text:span><text:span text:style-name="MT51"> <text:s/>: </text:span><text:span text:style-name="MT118">aire par comptage</text:span></text:p></draw:text-box></draw:frame></text:p>
      </style:footer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77"><text:span text:style-name="MT53"><text:s text:c="15"/>A</text:span><text:span text:style-name="MT119">ires : Problèmes d’aires</text:span></text:p>
      </style:header>
      <style:footer>
        <text:p text:style-name="MP9"><draw:frame draw:style-name="Mfr3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102" draw:name="Shape4_169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footer>
        <text:p text:style-name="MP5"><draw:frame draw:style-name="Mfr3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99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100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1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footer>
        <text:p text:style-name="MP5"><draw:frame draw:style-name="Mfr3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96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97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8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79"><text:span text:style-name="MT24"><text:s text:c="15"/>A</text:span>ires : Aires de disques</text:p>
      </style:header>
      <style:footer>
        <text:p text:style-name="MP9"><draw:frame draw:style-name="Mfr3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95" draw:name="Shape4_173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3" draw:style-name="Mdp1">
      <style:header>
        <text:p text:style-name="MP16"><draw:path text:anchor-type="paragraph" draw:z-index="88" draw:name="Shape5_3" draw:style-name="Mgr7" draw:text-style-name="MP17" svg:width="4.329cm" svg:height="2.24cm" svg:x="-1.499cm" svg:y="-1cm" svg:viewBox="0 0 4330 2241" svg:d="M0 2241l3984-288c209-15 363-168 345-342l-170-1611h-4159z"><text:p/></draw:path><draw:frame text:anchor-type="paragraph" draw:z-index="89" draw:name="Shape6_3" draw:style-name="Mgr8" draw:text-style-name="MP18" svg:width="2.703cm" svg:height="0.715cm" draw:transform="rotate (0.0872664625997165) translate (-0.172861111111111cm 0.218722222222222cm)"><draw:text-box><text:p text:style-name="MP1"><text:span text:style-name="MT21">Série 1</text:span></text:p></draw:text-box></draw:frame><draw:line text:anchor-type="paragraph" draw:z-index="90" draw:name="Shape7_6" draw:style-name="Mgr6" draw:text-style-name="MP1" svg:x1="9.042cm" svg:y1="0.36cm" svg:x2="20.461cm" svg:y2="0.36cm"><text:p/></draw:line>T<text:span text:style-name="MT22">itre de la série</text:span></text:p>
      </style:header>
      <style:header-left>
        <text:p text:style-name="MP16"><draw:path text:anchor-type="paragraph" draw:z-index="92" draw:name="Shape5_4" draw:style-name="Mgr7" draw:text-style-name="MP17" svg:width="4.329cm" svg:height="2.24cm" svg:x="-1.499cm" svg:y="-1cm" svg:viewBox="0 0 4330 2241" svg:d="M0 2241l3984-288c209-15 363-168 345-342l-170-1611h-4159z"><text:p/></draw:path><draw:frame text:anchor-type="paragraph" draw:z-index="93" draw:name="Shape6_4" draw:style-name="Mgr8" draw:text-style-name="MP18" svg:width="2.703cm" svg:height="0.715cm" draw:transform="rotate (0.0872664625997165) translate (-0.172861111111111cm 0.218722222222222cm)"><draw:text-box><text:p text:style-name="MP1"><text:span text:style-name="MT21">Série 1</text:span></text:p></draw:text-box></draw:frame><draw:line text:anchor-type="paragraph" draw:z-index="94" draw:name="Shape7_3" draw:style-name="Mgr6" draw:text-style-name="MP1" svg:x1="9.042cm" svg:y1="0.36cm" svg:x2="20.461cm" svg:y2="0.36cm"><text:p/></draw:line>T<text:span text:style-name="MT22">itre de la série</text:span></text:p>
      </style:header-left>
      <style:footer>
        <text:p text:style-name="MP5"><draw:frame draw:style-name="Mfr3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91" draw:name="Shape8_4" draw:style-name="Mgr2"><draw:path draw:style-name="Mgr5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5"><text:span text:style-name="MT23">Angles</text:span> • <text:span text:style-name="MT23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2" draw:style-name="Mdp1">
      <style:header>
        <text:p text:style-name="_5f_Header_20_M_20_page_20_impaire_20__28_D_29_"><text:span text:style-name="MT120">Volumes : </text:span><text:span text:style-name="MT121">Calculs et conversions</text:span></text:p>
      </style:header>
      <style:header-left>
        <text:p text:style-name="_5f_Header_20_M_20_page_20_paire_20__28_G_29_"><text:span text:style-name="MT120">Volumes : </text:span><text:span text:style-name="MT121">Calculs et conversions</text:span></text:p>
      </style:header-left>
      <style:footer>
        <text:list xml:id="list2794317530" text:style-name="_5f_Numérotation_20_des_20_exercices">
          <text:list-item>
            <text:list>
              <text:list-item>
                <text:p text:style-name="MP81"><draw:frame draw:style-name="Mfr3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/><text:span text:style-name="MT20">Volumes : </text:span><text:span text:style-name="MT122">Calculs et conversions</text:span> </text:p></draw:text-box></draw:frame><draw:g text:anchor-type="paragraph" draw:z-index="86" draw:name="Shape4_174" draw:style-name="Mgr2"><draw:path draw:style-name="Mgr5" draw:text-style-name="MP14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22925983645646" text:continue-numbering="true" text:style-name="_5f_Numérotation_20_des_20_exercices">
          <text:list-item>
            <text:list>
              <text:list-item>
                <text:p text:style-name="MP81"><draw:frame draw:style-name="Mfr3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/><text:span text:style-name="MT20">Volumes : </text:span><text:span text:style-name="MT122">Calculs et conversions</text:span> </text:p></draw:text-box></draw:frame><draw:g text:anchor-type="paragraph" draw:z-index="87" draw:name="Shape4_175" draw:style-name="Mgr2"><draw:path draw:style-name="Mgr5" draw:text-style-name="MP14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2COL" style:display-name="3_2_SERIE_G_GAUCHE_ET_DROITE_2COL" style:page-layout-name="Mpm12" draw:style-name="Mdp1">
      <style:header>
        <text:p text:style-name="MP82"><text:span text:style-name="MT84">Géométrie plane</text:span> : <text:span text:style-name="MT123">D</text:span><text:span text:style-name="MT84">roites, </text:span><text:span text:style-name="MT124">demi-droites </text:span><text:span text:style-name="MT125">&amp; </text:span><text:span text:style-name="MT124">segments</text:span></text:p>
      </style:header>
      <style:footer>
        <text:p text:style-name="MP5"><draw:frame draw:style-name="Mfr3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2"><draw:g text:anchor-type="paragraph" draw:z-index="82" draw:name="Shape4_198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126">Géométrie plane : </text:span><text:span text:style-name="MT88">droites, </text:span><text:span text:style-name="MT127">DEMI-droites et segments</text:span></text:p></draw:text-box></draw:frame></text:p>
      </style:footer>
      <style:footer-left>
        <text:p text:style-name="MP5"><draw:frame draw:style-name="Mfr3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83" draw:name="Shape4_199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88">Géométrie plane : droites, </text:span><text:span text:style-name="MT127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3" draw:style-name="Mdp1">
      <style:header>
        <text:p text:style-name="MP85"><text:span text:style-name="MT128">S</text:span><text:span text:style-name="MT129">olides</text:span> : <text:span text:style-name="MT128">Vocabulaire, nature</text:span></text:p>
      </style:header>
      <style:footer>
        <text:p text:style-name="MP5"><draw:frame draw:style-name="Mfr3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solides : Vocabulaire, NatuRE</text:p></draw:text-box></draw:frame><draw:g text:anchor-type="paragraph" draw:z-index="84" draw:name="Shape4_196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solides : Vocabulaire, NatuRE</text:p></draw:text-box></draw:frame><draw:g text:anchor-type="paragraph" draw:z-index="85" draw:name="Shape4_197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5">R</text:span>epères du plan : Se repérer</text:p>
      </style:header>
      <style:header-left>
        <text:p text:style-name="_5f_Header_20_G_20_page_20_paire_20__28_G_29_"><text:span text:style-name="MT65">R</text:span>epères du plan : Se repérer</text:p>
      </style:header-left>
      <style:footer>
        <text:p text:style-name="MP5"><draw:frame draw:style-name="Mfr3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7">Repères du plan : Se repérer</text:p></draw:text-box></draw:frame><draw:g text:anchor-type="paragraph" draw:z-index="115" draw:name="Shape4_117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7">Repères du plan : se repérer</text:p></draw:text-box></draw:frame><draw:g text:anchor-type="paragraph" draw:z-index="116" draw:name="Shape4_189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1"><text:span text:style-name="MT71">Repères du plan : Se repérer</text:span> </text:p>
      </style:header>
      <style:footer>
        <text:p text:style-name="MP9"><draw:frame draw:style-name="Mfr3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17" draw:name="Shape4_190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65">R</text:span>epères du plan : se repérer</text:p></draw:text-box></draw:frame></text:p>
      </style:footer>
      <style:footer-left>
        <text:p text:style-name="MP5"><draw:frame draw:style-name="Mfr3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18" draw:name="Shape4_191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65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0">R</text:span><text:span text:style-name="MT131">epères du plan : Se </text:span><text:span text:style-name="MT132">déplacer</text:span></text:p>
      </style:header>
      <style:footer>
        <text:p text:style-name="MP5"><draw:frame draw:style-name="Mfr3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0">Repères du plan : Se </text:span><text:span text:style-name="MT133">déplacer</text:span></text:p></draw:text-box></draw:frame><draw:g text:anchor-type="paragraph" draw:z-index="119" draw:name="Shape4_192" draw:style-name="Mgr2"><draw:path draw:style-name="Mgr9" draw:text-style-name="MP36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3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8"><text:span text:style-name="MT10">Repères du plan : se </text:span><text:span text:style-name="MT133">déplacer</text:span></text:p></draw:text-box></draw:frame><draw:g text:anchor-type="paragraph" draw:z-index="120" draw:name="Shape4_193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1"><text:span text:style-name="MT71">Repères du plan : Se repérer</text:span> </text:p>
      </style:header>
      <style:footer>
        <text:p text:style-name="MP9"><draw:frame draw:style-name="Mfr3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21" draw:name="Shape4_194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65">R</text:span>epères du plan : se repérer</text:p></draw:text-box></draw:frame></text:p>
      </style:footer>
      <style:footer-left>
        <text:p text:style-name="MP5"><draw:frame draw:style-name="Mfr3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22" draw:name="Shape4_195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65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3" draw:style-name="Mdp1">
      <style:header>
        <text:p text:style-name="MP85"><text:span text:style-name="MT128">S</text:span><text:span text:style-name="MT129">olides</text:span> : <text:span text:style-name="MT128">Vocabulaire, nature</text:span></text:p>
      </style:header>
      <style:footer>
        <text:p text:style-name="MP5"><draw:frame draw:style-name="Mfr3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solides : Vocabulaire, NatuRE</text:p></draw:text-box></draw:frame><draw:g text:anchor-type="paragraph" draw:z-index="123" draw:name="Shape4_200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solides : Vocabulaire, NatuRE</text:p></draw:text-box></draw:frame><draw:g text:anchor-type="paragraph" draw:z-index="124" draw:name="Shape4_201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2" draw:style-name="Mdp1">
      <style:header>
        <text:p text:style-name="_5f_Header_20_G_20_page_20_paire_20__28_G_29_"><text:span text:style-name="MT84">Géométrie plane</text:span> : <text:span text:style-name="MT84">Points, droites </text:span><text:span text:style-name="MT134">et cercles</text:span></text:p>
      </style:header>
      <style:footer>
        <text:p text:style-name="MP5"><draw:frame draw:style-name="Mfr3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25" draw:name="Shape4_202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Géométrie plane : points, droites <text:span text:style-name="MT135">et cercles</text:span></text:p></draw:text-box></draw:frame></text:p>
      </style:footer>
      <style:footer-left>
        <text:p text:style-name="MP5"><draw:frame draw:style-name="Mfr3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26" draw:name="Shape4_203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0">Géométrie plane : points, droites <text:span text:style-name="MT135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3" draw:style-name="Mdp1">
      <style:header>
        <text:p text:style-name="MP85"><text:span text:style-name="MT128">S</text:span><text:span text:style-name="MT129">olides</text:span> : <text:span text:style-name="MT128">Vocabulaire, nature</text:span></text:p>
      </style:header>
      <style:footer>
        <text:p text:style-name="MP5"><draw:frame draw:style-name="Mfr3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solides : Vocabulaire, NatuRE</text:p></draw:text-box></draw:frame><draw:g text:anchor-type="paragraph" draw:z-index="127" draw:name="Shape4_149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solides : Vocabulaire, NatuRE</text:p></draw:text-box></draw:frame><draw:g text:anchor-type="paragraph" draw:z-index="128" draw:name="Shape4_150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2" draw:style-name="Mdp1">
      <style:header>
        <text:p text:style-name="_5f_Header_20_G_20_page_20_impaire_20__28_D_29_"><text:span text:style-name="MT84">Géométrie plane</text:span> : <text:span text:style-name="MT136">Milieu, alignement, </text:span><text:span text:style-name="MT137">appartenance</text:span></text:p>
      </style:header>
      <style:footer>
        <text:p text:style-name="MP9"><draw:frame draw:style-name="Mfr3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29" draw:name="Shape4_151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126">Géométrie plane : </text:span><text:span text:style-name="MT138">milieu, Alignement, </text:span><text:span text:style-name="MT139">APPARTENANCE</text:span></text:p></draw:text-box></draw:frame></text:p>
      </style:footer>
      <style:footer-left>
        <text:p text:style-name="MP5"><draw:frame draw:style-name="Mfr3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30" draw:name="Shape4_152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88">Géométrie plane : </text:span><text:span text:style-name="MT138">milieu, alignement, </text:span><text:span text:style-name="MT139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3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40">Géométrie plane : </text:span><text:span text:style-name="MT85">parallèles, perpendiculaires, </text:span><text:span text:style-name="MT65">distances</text:span></text:p></draw:text-box></draw:frame><draw:g text:anchor-type="paragraph" draw:z-index="131" draw:name="Shape4_205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40">Géométrie plane : </text:span><text:span text:style-name="MT85">parallèles, perpendiculaires, </text:span><text:span text:style-name="MT65">distances</text:span></text:p></draw:text-box></draw:frame><draw:g text:anchor-type="paragraph" draw:z-index="132" draw:name="Shape4_154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84">Géométrie plane</text:span> : <text:span text:style-name="MT85">P</text:span><text:span text:style-name="MT86">arallèles, perpendiculaires,<text:line-break/> </text:span><text:span text:style-name="MT87">distances</text:span></text:p>
      </style:header>
      <style:footer>
        <text:p text:style-name="MP9"><draw:frame draw:style-name="Mfr3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draw:g text:anchor-type="paragraph" draw:z-index="133" draw:name="Shape4_204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6">Géométrie plane : </text:span><text:span text:style-name="MT89">Parallèles, perpendiculaires, </text:span><text:span text:style-name="MT90">distances</text:span></text:h></draw:text-box></draw:frame></text:p>
      </style:footer>
      <style:footer-left>
        <text:h text:style-name="_5f_Footer_20_page_20_paire_20__28_G_29_" text:outline-level="1"><draw:frame draw:style-name="Mfr3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4"><text:span text:style-name="MT88">Géométrie plane : </text:span><text:span text:style-name="MT89">parallèles, perpendiculaires, </text:span><text:span text:style-name="MT90">distances</text:span></text:p></draw:text-box></draw:frame><draw:g text:anchor-type="paragraph" draw:z-index="134" draw:name="Shape4_206" draw:style-name="Mgr2"><draw:path draw:style-name="Mgr9" draw:text-style-name="MP3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92"><draw:line text:anchor-type="paragraph" draw:z-index="271" draw:name="Shape3_39" draw:style-name="Mgr11" draw:text-style-name="MP1" svg:x1="10.308cm" svg:y1="0.388cm" svg:x2="20.496cm" svg:y2="0.36cm"><text:p/></draw:line><draw:path text:anchor-type="paragraph" draw:z-index="272" draw:name="Shape1_12" draw:style-name="Mgr10" draw:text-style-name="MP52" svg:width="4.329cm" svg:height="2.238cm" svg:x="-1.5cm" svg:y="-1.001cm" svg:viewBox="0 0 4330 2239" svg:d="M0 2239l3984-288c209-15 363-167 345-342l-170-1609h-4159z"><text:p/></draw:path><text:span text:style-name="MT96">Fractions</text:span><text:span text:style-name="MT97"> : </text:span><text:span text:style-name="MT98">Problèmes</text:span><text:span text:style-name="MT97"> </text:span></text:p>
      </style:header>
      <style:footer>
        <text:p text:style-name="MP9"><draw:frame draw:style-name="Mfr3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273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99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8">Calculer</text:span> : <text:span text:style-name="MT8">Additionner et soustraire</text:span></text:p>
      </style:header>
      <style:footer>
        <text:p text:style-name="MP5"><draw:frame draw:style-name="Mfr3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 : additionner et soustraire</text:span><text:span text:style-name="MT10"> </text:span></text:p></draw:text-box></draw:frame><draw:g text:anchor-type="paragraph" draw:z-index="241" draw:name="Shape4_8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Calculer</text:span><text:span text:style-name="MT10"> : </text:span><text:span text:style-name="MT9">additionner et soustraire</text:span></text:p></draw:text-box></draw:frame><draw:g text:anchor-type="paragraph" draw:z-index="242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84">Géométrie plane, </text:span><text:span text:style-name="MT141">partie 1</text:span> : <text:span text:style-name="MT142">Assembler et décomposer</text:span></text:p>
      </style:header>
      <style:footer>
        <text:p text:style-name="MP9"><draw:frame draw:style-name="Mfr3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<text:span text:style-name="MT126">Géométrie plane, </text:span><text:span text:style-name="MT143">partie 1</text:span><text:span text:style-name="MT126"> : </text:span><text:span text:style-name="MT144">assembler et décomposer</text:span></text:p></draw:text-box></draw:frame><draw:g text:anchor-type="paragraph" draw:z-index="141" draw:name="Shape4_216" draw:style-name="Mgr2"><draw:path draw:style-name="Mgr9" draw:text-style-name="MP36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142" draw:name="Shape4_217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88">Géométrie plane, </text:span><text:span text:style-name="MT143">partie 1</text:span><text:span text:style-name="MT88"> : </text:span><text:span text:style-name="MT144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93"><text:span text:style-name="MT145">Géométrie plane</text:span><text:span text:style-name="MT146"> : </text:span><text:span text:style-name="MT147">Vocabulaire</text:span></text:p>
      </style:header>
      <style:footer>
        <text:p text:style-name="MP5"><draw:frame draw:style-name="Mfr3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8">Géométrie plane : </text:span><text:span text:style-name="MT148">vocabulaire</text:span></text:p></draw:text-box></draw:frame><draw:g text:anchor-type="paragraph" draw:z-index="139" draw:name="Shape4_213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8">Géométrie plane : </text:span><text:span text:style-name="MT148">vocabulaire</text:span></text:p></draw:text-box></draw:frame><draw:g text:anchor-type="paragraph" draw:z-index="140" draw:name="Shape4_214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84">Géométrie plane, </text:span><text:span text:style-name="MT141">partie 1</text:span> : <text:span text:style-name="MT149">coder</text:span></text:p>
      </style:header>
      <style:footer>
        <text:p text:style-name="MP9"><draw:frame draw:style-name="Mfr3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<text:span text:style-name="MT126">Géométrie plane, </text:span><text:span text:style-name="MT143">partie 1</text:span><text:span text:style-name="MT126"> : </text:span><text:span text:style-name="MT150">coder</text:span></text:p></draw:text-box></draw:frame><draw:g text:anchor-type="paragraph" draw:z-index="137" draw:name="Shape4_211" draw:style-name="Mgr2"><draw:path draw:style-name="Mgr9" draw:text-style-name="MP36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4"><text:span text:style-name="MT88">Géométrie plane, </text:span><text:span text:style-name="MT143">partie 1</text:span><text:span text:style-name="MT88"> : </text:span><text:span text:style-name="MT150">coder</text:span></text:p></draw:text-box></draw:frame><draw:g text:anchor-type="paragraph" draw:z-index="138" draw:name="Shape4_212" draw:style-name="Mgr2"><draw:path draw:style-name="Mgr9" draw:text-style-name="MP36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93"><text:span text:style-name="MT145">Géométrie plane</text:span><text:span text:style-name="MT146"> : </text:span><text:span text:style-name="MT147">Vocabulaire</text:span></text:p>
      </style:header>
      <style:header-left>
        <text:p text:style-name="MP93"><text:span text:style-name="MT145">Géométrie plane</text:span><text:span text:style-name="MT146"> : </text:span><text:span text:style-name="MT147">Vocabulaire</text:span></text:p>
      </style:header-left>
      <style:footer>
        <text:p text:style-name="MP5"><draw:frame draw:style-name="Mfr3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8">Géométrie plane : </text:span><text:span text:style-name="MT148">vocabulaire</text:span></text:p></draw:text-box></draw:frame><draw:g text:anchor-type="paragraph" draw:z-index="135" draw:name="Shape4_209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8">Géométrie plane : </text:span><text:span text:style-name="MT148">vocabulaire</text:span></text:p></draw:text-box></draw:frame><draw:g text:anchor-type="paragraph" draw:z-index="136" draw:name="Shape4_210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1_5f_SERIE_5f_G_5f_GAUCHE_5f_ET_5f_DROITE_5f_1COL" style:display-name="4_1_SERIE_G_GAUCHE_ET_DROITE_1COL" style:page-layout-name="Mpm13" draw:style-name="Mdp1">
      <style:header>
        <text:p text:style-name="MP94"><text:span text:style-name="MT151">Constructions géométriques : </text:span><text:span text:style-name="MT152">Reproduire</text:span></text:p>
      </style:header>
      <style:header-left>
        <text:p text:style-name="MP94"><text:span text:style-name="MT151">Constructions géométriques : </text:span><text:span text:style-name="MT152">Reproduire</text:span></text:p>
      </style:header-left>
      <style:footer>
        <text:p text:style-name="MP5"><draw:frame draw:style-name="Mfr3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72" draw:name="Shape10_0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3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2"><draw:g text:anchor-type="paragraph" draw:z-index="73" draw:name="Shape10_2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2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5"><draw:frame draw:style-name="Mfr3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70" draw:name="Shape4_208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5"><draw:frame draw:style-name="Mfr3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71" draw:name="Shape4_207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3" draw:style-name="Mdp1">
      <style:header>
        <text:p text:style-name="MP99"><draw:line text:anchor-type="paragraph" draw:z-index="66" draw:name="Shape9_1" draw:style-name="Mgr1" draw:text-style-name="MP1" svg:x1="11.559cm" svg:y1="0.36cm" svg:x2="20.5cm" svg:y2="0.36cm"><text:p/></draw:line><draw:frame text:anchor-type="paragraph" draw:z-index="67" draw:name="Shape8_6" draw:style-name="Mgr8" draw:text-style-name="MP18" svg:width="2.703cm" svg:height="0.715cm" draw:transform="rotate (0.0872664625997165) translate (-0.172861111111111cm 0.218722222222222cm)"><draw:text-box><text:p text:style-name="MP1"><text:span text:style-name="MT21">Série 1</text:span></text:p></draw:text-box></draw:frame><draw:path text:anchor-type="paragraph" draw:z-index="68" draw:name="Shape7_1" draw:style-name="Mgr14" draw:text-style-name="MP100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3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69" draw:name="Shape10_4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2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3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2"><draw:g text:anchor-type="paragraph" draw:z-index="65" draw:name="Shape4_215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3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3"><text:span text:style-name="MT151">Constructions géométriques : </text:span><text:span text:style-name="MT152">Reproduire</text:span></text:p>
      </style:header-left>
      <style:footer>
        <text:p text:style-name="MP5"><draw:frame draw:style-name="Mfr3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4" draw:name="Shape4_218" draw:style-name="Mgr2"><draw:path draw:style-name="Mgr9" draw:text-style-name="MP36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2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3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2"><draw:g text:anchor-type="paragraph" draw:z-index="62" draw:name="Shape4_220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54">REPRODUIRE</text:span></text:p></draw:text-box></draw:frame></text:p>
      </style:footer>
      <style:footer-left>
        <text:p text:style-name="MP5"><draw:frame draw:style-name="Mfr3" draw:name="Frame12121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63" draw:name="Shape4_219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3" draw:style-name="Mdp1">
      <style:header>
        <text:p text:style-name="MP94"><text:span text:style-name="MT151">Constructions géométriques : </text:span><text:span text:style-name="MT152">Reproduire</text:span></text:p>
      </style:header>
      <style:footer>
        <text:p text:style-name="MP5"><draw:frame draw:style-name="Mfr3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60" draw:name="Shape10_1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3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2"><draw:g text:anchor-type="paragraph" draw:z-index="61" draw:name="Shape10_3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2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3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59" draw:name="Shape4_221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2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3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57" draw:name="Shape4_255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5"><draw:frame draw:style-name="Mfr3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5">solides : Vocabulaire, NatuRE</text:p></draw:text-box></draw:frame><draw:g text:anchor-type="paragraph" draw:z-index="58" draw:name="Shape4_256" draw:style-name="Mgr2"><draw:path draw:style-name="Mgr9" draw:text-style-name="MP36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3" draw:style-name="Mdp1">
      <style:header>
        <text:p text:style-name="MP85"><text:span text:style-name="MT128">S</text:span><text:span text:style-name="MT129">olides</text:span> : <text:span text:style-name="MT128">Vocabulaire, nature</text:span></text:p>
      </style:header>
      <style:header-left>
        <text:p text:style-name="MP85"><text:span text:style-name="MT128">S</text:span><text:span text:style-name="MT129">olides</text:span> : <text:span text:style-name="MT128">Vocabulaire, nature</text:span></text:p>
      </style:header-left>
      <style:footer>
        <text:p text:style-name="MP5"><draw:frame draw:style-name="Mfr3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solides : Vocabulaire, NatuRE</text:p></draw:text-box></draw:frame><draw:g text:anchor-type="paragraph" draw:z-index="55" draw:name="Shape4_225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solides : Vocabulaire, NatuRE</text:p></draw:text-box></draw:frame><draw:g text:anchor-type="paragraph" draw:z-index="56" draw:name="Shape4_254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2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3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53" draw:name="Shape4_224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3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54" draw:name="Shape4_253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3" draw:style-name="Mdp1">
      <style:header>
        <text:p text:style-name="_5f_Header_20_G_20_page_20_impaire_20__28_D_29_"><text:span text:style-name="MT128">Solides : </text:span><text:span text:style-name="MT168">Patrons</text:span></text:p>
      </style:header>
      <style:header-left>
        <text:p text:style-name="_5f_Header_20_G_20_page_20_paire_20__28_G_29_"><text:span text:style-name="MT128">Solides : </text:span><text:span text:style-name="MT168">Patrons</text:span></text:p>
      </style:header-left>
      <style:footer>
        <text:h text:style-name="_5f_Footer_20_page_20_impaire_20__28_D_29_" text:outline-level="1"><draw:frame draw:style-name="Mfr3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solides : <text:span text:style-name="MT169">patrons</text:span></text:p></draw:text-box></draw:frame><draw:g text:anchor-type="paragraph" draw:z-index="51" draw:name="Shape4_223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3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52" draw:name="Shape4_252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2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3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49" draw:name="Shape4_222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3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50" draw:name="Shape4_251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3" draw:style-name="Mdp1">
      <style:header>
        <text:p text:style-name="_5f_Header_20_G_20_page_20_impaire_20__28_D_29_"><text:span text:style-name="MT128">S</text:span><text:span text:style-name="MT129">olides</text:span> : <text:span text:style-name="MT128">Vocabulaire, nature</text:span></text:p>
      </style:header>
      <style:header-left>
        <text:p text:style-name="_5f_Header_20_G_20_page_20_impaire_20__28_D_29_"><text:span text:style-name="MT128">S</text:span><text:span text:style-name="MT129">olides</text:span> : <text:span text:style-name="MT128">Vocabulaire, nature</text:span></text:p>
      </style:header-left>
      <style:footer>
        <text:p text:style-name="MP5"><draw:frame draw:style-name="Mfr3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solides : Vocabulaire, NatuRE</text:p></draw:text-box></draw:frame><draw:g text:anchor-type="paragraph" draw:z-index="47" draw:name="Shape4_249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solides : Vocabulaire, NatuRE</text:p></draw:text-box></draw:frame><draw:g text:anchor-type="paragraph" draw:z-index="48" draw:name="Shape4_250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2">Géométrie plane</text:span><text:span text:style-name="MT128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40">Géométrie plane : </text:span><text:span text:style-name="MT85">parallèles, perpendiculaires, </text:span><text:span text:style-name="MT65">distances</text:span></text:p></draw:text-box></draw:frame><draw:g text:anchor-type="paragraph" draw:z-index="45" draw:name="Shape4_247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40">Géométrie plane : </text:span><text:span text:style-name="MT85">parallèles, perpendiculaires, </text:span><text:span text:style-name="MT65">distances</text:span></text:p></draw:text-box></draw:frame><draw:g text:anchor-type="paragraph" draw:z-index="46" draw:name="Shape4_248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87"> : </text:span><text:span text:style-name="MT176">Reconnaissance et axes</text:span></text:p>
      </style:header>
      <style:footer>
        <text:p text:style-name="MP9"><draw:frame draw:style-name="Mfr3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43" draw:name="Shape4_245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5">S</text:span>ymétrie axiale : reconnaissance et axes</text:h></draw:text-box></draw:frame></text:p>
      </style:footer>
      <style:footer-left>
        <text:p text:style-name="MP5"><draw:frame draw:style-name="Mfr3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44" draw:name="Shape4_246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88">Géométrie plane : </text:span><text:span text:style-name="MT89">parallèles, perpendiculaires, </text:span><text:span text:style-name="MT9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2">Géométrie plane</text:span><text:span text:style-name="MT128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40">Géométrie plane : </text:span><text:span text:style-name="MT85">parallèles, perpendiculaires, </text:span><text:span text:style-name="MT65">distances</text:span></text:p></draw:text-box></draw:frame><draw:g text:anchor-type="paragraph" draw:z-index="41" draw:name="Shape4_243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40">Géométrie plane : </text:span><text:span text:style-name="MT85">parallèles, perpendiculaires, </text:span><text:span text:style-name="MT65">distances</text:span></text:p></draw:text-box></draw:frame><draw:g text:anchor-type="paragraph" draw:z-index="42" draw:name="Shape4_244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87"> : </text:span><text:span text:style-name="MT175">Médiatrice d’un segment</text:span></text:p>
      </style:header>
      <style:footer>
        <text:p text:style-name="MP9"><draw:frame draw:style-name="Mfr3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39" draw:name="Shape4_241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6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3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40" draw:name="Shape4_242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26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3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40">Géométrie plane : </text:span><text:span text:style-name="MT85">parallèles, perpendiculaires, </text:span><text:span text:style-name="MT65">distances</text:span></text:p></draw:text-box></draw:frame><draw:g text:anchor-type="paragraph" draw:z-index="37" draw:name="Shape4_226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8">Symétrie axiale : constructions</text:p></draw:text-box></draw:frame><draw:g text:anchor-type="paragraph" draw:z-index="38" draw:name="Shape4_240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5">S</text:span><text:span text:style-name="MT87">ymétrie axiale : Constructions</text:span></text:p>
      </style:header>
      <style:footer>
        <text:p text:style-name="MP9"><draw:frame draw:style-name="Mfr3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35" draw:name="Shape4_238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65">S</text:span>ymétrie axiale : Constructions</text:h></draw:text-box></draw:frame></text:p>
      </style:footer>
      <style:footer-left>
        <text:p text:style-name="MP5"><draw:frame draw:style-name="Mfr3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36" draw:name="Shape4_239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88">Géométrie plane : </text:span><text:span text:style-name="MT89">parallèles, perpendiculaires, </text:span><text:span text:style-name="MT9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2">Géométrie plane</text:span><text:span text:style-name="MT128"> : </text:span><text:span text:style-name="MT173">Parallèles, perpendiculaires,<text:line-break/> </text:span><text:span text:style-name="MT174">distances</text:span></text:p>
      </style:header>
      <style:header-left>
        <text:p text:style-name="MP106"><text:span text:style-name="MT172">Géométrie plane</text:span><text:span text:style-name="MT128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3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40">Géométrie plane : </text:span><text:span text:style-name="MT85">parallèles, perpendiculaires, </text:span><text:span text:style-name="MT65">distances</text:span></text:p></draw:text-box></draw:frame><draw:g text:anchor-type="paragraph" draw:z-index="33" draw:name="Shape4_236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40">Géométrie plane : </text:span><text:span text:style-name="MT85">parallèles, perpendiculaires, </text:span><text:span text:style-name="MT65">distances</text:span></text:p></draw:text-box></draw:frame><draw:g text:anchor-type="paragraph" draw:z-index="34" draw:name="Shape4_237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87"> : </text:span><text:span text:style-name="MT180">Axes de symétrie de figures</text:span></text:p>
      </style:header>
      <style:header-left>
        <text:p text:style-name="MP110"><text:span text:style-name="MT179">Symétrie axiale</text:span><text:span text:style-name="MT87"> : </text:span><text:span text:style-name="MT180">Axes de symétrie de figures</text:span></text:p>
      </style:header-left>
      <style:footer>
        <text:p text:style-name="MP9"><draw:frame draw:style-name="Mfr3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31" draw:name="Shape4_234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5">S</text:span>ymétrie axiale : axes de symétrie de figures</text:p></draw:text-box></draw:frame></text:p>
      </style:footer>
      <style:footer-left>
        <text:p text:style-name="MP5"><draw:frame draw:style-name="Mfr3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32" draw:name="Shape4_235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88">Géométrie plane : </text:span><text:span text:style-name="MT89">parallèles, perpendiculaires, </text:span><text:span text:style-name="MT9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2">Géométrie plane</text:span><text:span text:style-name="MT128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40">Géométrie plane : </text:span><text:span text:style-name="MT85">parallèles, perpendiculaires, </text:span><text:span text:style-name="MT65">distances</text:span></text:p></draw:text-box></draw:frame><draw:g text:anchor-type="paragraph" draw:z-index="29" draw:name="Shape4_232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40">Géométrie plane : </text:span><text:span text:style-name="MT85">parallèles, perpendiculaires, </text:span><text:span text:style-name="MT65">distances</text:span></text:p></draw:text-box></draw:frame><draw:g text:anchor-type="paragraph" draw:z-index="30" draw:name="Shape4_233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5">S</text:span>ymétrie : Propriétés</text:p>
      </style:header>
      <style:footer>
        <text:p text:style-name="MP9"><draw:frame draw:style-name="Mfr3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27" draw:name="Shape4_230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5">S</text:span>ymétrie axiale : propriétés</text:p></draw:text-box></draw:frame></text:p>
      </style:footer>
      <style:footer-left>
        <text:p text:style-name="MP5"><draw:frame draw:style-name="Mfr3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28" draw:name="Shape4_231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88">Géométrie plane : </text:span><text:span text:style-name="MT89">parallèles, perpendiculaires, </text:span><text:span text:style-name="MT9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2">Géométrie plane</text:span><text:span text:style-name="MT128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40">Géométrie plane : </text:span><text:span text:style-name="MT85">parallèles, perpendiculaires, </text:span><text:span text:style-name="MT65">distances</text:span></text:p></draw:text-box></draw:frame><draw:g text:anchor-type="paragraph" draw:z-index="25" draw:name="Shape4_228" draw:style-name="Mgr2"><draw:path draw:style-name="Mgr9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40">Géométrie plane : </text:span><text:span text:style-name="MT85">parallèles, perpendiculaires, </text:span><text:span text:style-name="MT65">distances</text:span></text:p></draw:text-box></draw:frame><draw:g text:anchor-type="paragraph" draw:z-index="26" draw:name="Shape4_229" draw:style-name="Mgr2"><draw:path draw:style-name="Mgr9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65">S</text:span>ymétrie axiale : pour aller plus loin</text:p>
      </style:header>
      <style:footer>
        <text:p text:style-name="MP9"><draw:frame draw:style-name="Mfr3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23" draw:name="Shape4_49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5">S</text:span>ymétrie axiale : pour aller plus loin</text:p></draw:text-box></draw:frame></text:p>
      </style:footer>
      <style:footer-left>
        <text:p text:style-name="MP5"><draw:frame draw:style-name="Mfr3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24" draw:name="Shape4_227" draw:style-name="Mgr2"><draw:path draw:style-name="Mgr9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88">Géométrie plane : </text:span><text:span text:style-name="MT89">parallèles, perpendiculaires, </text:span><text:span text:style-name="MT9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7" draw:name="Shape3_1" draw:style-name="Mgr15" draw:text-style-name="MP1" svg:x1="10.893cm" svg:y1="0.403cm" svg:x2="20.503cm" svg:y2="0.327cm"><text:p/></draw:line><draw:path text:anchor-type="char" draw:z-index="18" draw:name="Shape1_2" draw:style-name="Mgr16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1" draw:name="Shape1_9" draw:style-name="Mgr16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20" draw:name="Shape3_38" draw:style-name="Mgr15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19" draw:name="Shape4_56" draw:style-name="Mgr2"><draw:path draw:style-name="Mgr17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6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Résoudre des problèmes</text:p></draw:text-box></draw:frame><draw:g text:anchor-type="paragraph" draw:z-index="22" draw:name="Shape4_264" draw:style-name="Mgr2"><draw:path draw:style-name="Mgr17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3DT5H46M51S</meta:editing-duration>
    <meta:editing-cycles>379</meta:editing-cycles>
    <meta:generator>LibreOffice/7.1.1.2$Windows_X86_64 LibreOffice_project/fe0b08f4af1bacafe4c7ecc87ce55bb426164676</meta:generator>
    <dc:date>2021-07-14T22:29:22.902000000</dc:date>
    <meta:document-statistic meta:table-count="0" meta:image-count="0" meta:object-count="5" meta:page-count="2" meta:paragraph-count="789" meta:word-count="2784" meta:character-count="19167" meta:non-whitespace-character-count="16792"/>
    <meta:template xlink:type="simple" xlink:actuate="onRequest" xlink:title="lycee_v3" xlink:href="../../fichiers%20définitifs/Modele_cahier.ott" meta:date="2021-07-09T13:45:32.011278978"/>
  </office:meta>
</office:document-meta>
</file>

<file path=Object 2/content.xml><?xml version="1.0" encoding="utf-8"?>
<math xmlns="http://www.w3.org/1998/Math/MathML" display="block">
  <semantics>
    <mover accent="true">
      <mtext>MNZ</mtext>
      <mo stretchy="true">^</mo>
    </mover>
    <annotation encoding="StarMath 5.0"> widehat {"MNZ"}</annotation>
  </semantics>
</math>
</file>

<file path=Object 3/content.xml><?xml version="1.0" encoding="utf-8"?>
<math xmlns="http://www.w3.org/1998/Math/MathML" display="block">
  <semantics>
    <mover accent="true">
      <mtext>YON</mtext>
      <mo stretchy="true">^</mo>
    </mover>
    <annotation encoding="StarMath 5.0"> widehat {"YON"}</annotation>
  </semantics>
</math>
</file>

<file path=Object 4/content.xml><?xml version="1.0" encoding="utf-8"?>
<math xmlns="http://www.w3.org/1998/Math/MathML" display="block">
  <semantics>
    <mover accent="true">
      <mtext>YOZ</mtext>
      <mo stretchy="true">^</mo>
    </mover>
    <annotation encoding="StarMath 5.0"> widehat {"YOZ"}</annotation>
  </semantics>
</math>
</file>

<file path=Object 48/content.xml><?xml version="1.0" encoding="utf-8"?>
<math xmlns="http://www.w3.org/1998/Math/MathML" display="block">
  <semantics>
    <mover accent="true">
      <mtext>HDF</mtext>
      <mo stretchy="true">^</mo>
    </mover>
    <annotation encoding="StarMath 5.0"> widehat {"HDF"}</annotation>
  </semantics>
</math>
</file>

<file path=Object 49/content.xml><?xml version="1.0" encoding="utf-8"?>
<math xmlns="http://www.w3.org/1998/Math/MathML" display="block">
  <semantics>
    <mover accent="true">
      <mtext>HDE</mtext>
      <mo stretchy="true">^</mo>
    </mover>
    <annotation encoding="StarMath 5.0"> widehat {"HDE"}</annotation>
  </semantics>
</math>
</file>